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1" svg:font-family="StarSymbol" style:font-charset="x-symbol"/>
    <style:font-face style:name="StarSymbol" svg:font-family="StarSymbol"/>
    <style:font-face style:name="Tahoma4" svg:font-family="Tahoma"/>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22" style:family="table">
      <style:table-properties style:width="14.54cm" fo:margin-left="3.039cm" fo:margin-right="0.011cm" table:align="margins"/>
    </style:style>
    <style:style style:name="Table22.A" style:family="table-column">
      <style:table-column-properties style:column-width="4.057cm" style:rel-column-width="18285*"/>
    </style:style>
    <style:style style:name="Table22.B" style:family="table-column">
      <style:table-column-properties style:column-width="10.483cm" style:rel-column-width="47250*"/>
    </style:style>
    <style:style style:name="Table22.A1" style:family="table-cell">
      <style:table-cell-properties fo:padding="0.097cm" fo:border-left="none" fo:border-right="none" fo:border-top="0.002cm solid #000000" fo:border-bottom="none"/>
    </style:style>
    <style:style style:name="Table22.A3" style:family="table-cell">
      <style:table-cell-properties fo:padding="0.097cm" fo:border-left="none" fo:border-right="none" fo:border-top="0.002cm solid #000000" fo:border-bottom="0.002cm solid #000000"/>
    </style:style>
    <style:style style:name="Table22.A4" style:family="table-cell">
      <style:table-cell-properties fo:padding="0.097cm" fo:border-left="none" fo:border-right="none" fo:border-top="none" fo:border-bottom="0.002cm solid #000000"/>
    </style:style>
    <style:style style:name="Table3" style:family="table">
      <style:table-properties style:width="14.589cm" fo:margin-left="2.99cm" fo:margin-right="0.011cm" table:align="margins" table:border-model="collapsing"/>
    </style:style>
    <style:style style:name="Table3.A" style:family="table-column">
      <style:table-column-properties style:column-width="3.251cm" style:rel-column-width="14602*"/>
    </style:style>
    <style:style style:name="Table3.B" style:family="table-column">
      <style:table-column-properties style:column-width="11.338cm" style:rel-column-width="50933*"/>
    </style:style>
    <style:style style:name="Table3.A1" style:family="table-cell">
      <style:table-cell-properties fo:padding="0.097cm" fo:border-left="none" fo:border-right="none" fo:border-top="0.002cm solid #000000" fo:border-bottom="0.002cm solid #000000"/>
    </style:style>
    <style:style style:name="Table3.A2" style:family="table-cell">
      <style:table-cell-properties fo:padding="0.097cm" fo:border-left="none" fo:border-right="none" fo:border-top="none" fo:border-bottom="0.002cm solid #000000"/>
    </style:style>
    <style:style style:name="Table25" style:family="table">
      <style:table-properties style:width="14.589cm" fo:margin-left="2.99cm" fo:margin-right="0.011cm" table:align="margins"/>
    </style:style>
    <style:style style:name="Table25.A" style:family="table-column">
      <style:table-column-properties style:column-width="6.828cm" style:rel-column-width="30671*"/>
    </style:style>
    <style:style style:name="Table25.B" style:family="table-column">
      <style:table-column-properties style:column-width="7.761cm" style:rel-column-width="34864*"/>
    </style:style>
    <style:style style:name="Table25.A1" style:family="table-cell">
      <style:table-cell-properties fo:padding="0.097cm" fo:border-left="none" fo:border-right="none" fo:border-top="0.002cm solid #000000" fo:border-bottom="0.002cm solid #000000"/>
    </style:style>
    <style:style style:name="Table25.A2" style:family="table-cell">
      <style:table-cell-properties fo:padding="0.097cm" fo:border="none"/>
    </style:style>
    <style:style style:name="Table25.A10" style:family="table-cell">
      <style:table-cell-properties fo:padding="0.097cm" fo:border-left="none" fo:border-right="none" fo:border-top="none" fo:border-bottom="0.002cm solid #000000"/>
    </style:style>
    <style:style style:name="Table26" style:family="table">
      <style:table-properties style:width="14.564cm" fo:margin-left="3.014cm" fo:margin-right="0.011cm" table:align="margins"/>
    </style:style>
    <style:style style:name="Table26.A" style:family="table-column">
      <style:table-column-properties style:column-width="4.637cm" style:rel-column-width="20866*"/>
    </style:style>
    <style:style style:name="Table26.B" style:family="table-column">
      <style:table-column-properties style:column-width="9.927cm" style:rel-column-width="44669*"/>
    </style:style>
    <style:style style:name="Table26.A1" style:family="table-cell">
      <style:table-cell-properties fo:padding="0.097cm" fo:border-left="none" fo:border-right="none" fo:border-top="0.002cm solid #000000" fo:border-bottom="0.002cm solid #000000"/>
    </style:style>
    <style:style style:name="Table26.A2" style:family="table-cell">
      <style:table-cell-properties fo:padding="0.097cm" fo:border-left="none" fo:border-right="none" fo:border-top="none" fo:border-bottom="0.002cm solid #000000"/>
    </style:style>
    <style:style style:name="Table24" style:family="table">
      <style:table-properties style:width="14.564cm" fo:margin-left="3.014cm" fo:margin-right="0.011cm" table:align="margins"/>
    </style:style>
    <style:style style:name="Table24.A" style:family="table-column">
      <style:table-column-properties style:column-width="4.41cm" style:rel-column-width="19842*"/>
    </style:style>
    <style:style style:name="Table24.B" style:family="table-column">
      <style:table-column-properties style:column-width="10.155cm" style:rel-column-width="45693*"/>
    </style:style>
    <style:style style:name="Table24.A1" style:family="table-cell">
      <style:table-cell-properties fo:padding="0.097cm" fo:border-left="none" fo:border-right="none" fo:border-top="0.002cm solid #000000" fo:border-bottom="0.002cm solid #000000"/>
    </style:style>
    <style:style style:name="Table24.A2" style:family="table-cell">
      <style:table-cell-properties fo:padding="0.097cm" fo:border-left="none" fo:border-right="none" fo:border-top="none" fo:border-bottom="0.002cm solid #000000"/>
    </style:style>
    <style:style style:name="Table23" style:family="table">
      <style:table-properties style:width="14.564cm" fo:margin-left="3.014cm" fo:margin-right="0.011cm" table:align="margins"/>
    </style:style>
    <style:style style:name="Table23.A" style:family="table-column">
      <style:table-column-properties style:column-width="4.383cm" style:rel-column-width="19723*"/>
    </style:style>
    <style:style style:name="Table23.B" style:family="table-column">
      <style:table-column-properties style:column-width="10.181cm" style:rel-column-width="45812*"/>
    </style:style>
    <style:style style:name="Table23.A1" style:family="table-cell">
      <style:table-cell-properties fo:padding="0.097cm" fo:border-left="none" fo:border-right="none" fo:border-top="0.002cm solid #000000" fo:border-bottom="0.002cm solid #000000"/>
    </style:style>
    <style:style style:name="Table23.A2" style:family="table-cell">
      <style:table-cell-properties fo:padding="0.097cm" fo:border="none"/>
    </style:style>
    <style:style style:name="Table28" style:family="table">
      <style:table-properties style:width="14.564cm" fo:margin-left="3.014cm" fo:margin-right="0.011cm" table:align="margins"/>
    </style:style>
    <style:style style:name="Table28.A" style:family="table-column">
      <style:table-column-properties style:column-width="5.895cm" style:rel-column-width="26525*"/>
    </style:style>
    <style:style style:name="Table28.B" style:family="table-column">
      <style:table-column-properties style:column-width="8.67cm" style:rel-column-width="39010*"/>
    </style:style>
    <style:style style:name="Table28.A1" style:family="table-cell">
      <style:table-cell-properties fo:padding="0.097cm" fo:border-left="none" fo:border-right="none" fo:border-top="0.002cm solid #000000" fo:border-bottom="0.002cm solid #000000"/>
    </style:style>
    <style:style style:name="Table28.A2" style:family="table-cell">
      <style:table-cell-properties fo:padding="0.097cm" fo:border="none"/>
    </style:style>
    <style:style style:name="Table28.A7" style:family="table-cell">
      <style:table-cell-properties fo:padding="0.097cm" fo:border-left="none" fo:border-right="none" fo:border-top="none" fo:border-bottom="0.002cm solid #000000"/>
    </style:style>
    <style:style style:name="Table1" style:family="table" style:master-page-name="">
      <style:table-properties style:width="14.564cm" fo:margin-left="3.014cm" fo:margin-right="0.011cm" style:page-number="0" fo:break-before="auto" fo:break-after="auto" table:align="margins" fo:background-color="transparent" fo:keep-with-next="auto" style:may-break-between-rows="true" style:writing-mode="page">
        <style:background-image/>
      </style:table-properties>
    </style:style>
    <style:style style:name="Table1.A" style:family="table-column">
      <style:table-column-properties style:column-width="5.897cm" style:rel-column-width="26533*"/>
    </style:style>
    <style:style style:name="Table1.B" style:family="table-column">
      <style:table-column-properties style:column-width="8.668cm" style:rel-column-width="39002*"/>
    </style:style>
    <style:style style:name="Table1.A1" style:family="table-cell">
      <style:table-cell-properties fo:padding="0.097cm" fo:border-left="none" fo:border-right="none" fo:border-top="0.002cm solid #000000" fo:border-bottom="0.002cm solid #000000"/>
    </style:style>
    <style:style style:name="Table1.A2" style:family="table-cell">
      <style:table-cell-properties fo:padding="0.097cm" fo:border-left="none" fo:border-right="none" fo:border-top="none" fo:border-bottom="0.002cm solid #000000"/>
    </style:style>
    <style:style style:name="Table1.3" style:family="table-row">
      <style:table-row-properties fo:background-color="transparent" style:keep-together="true" fo:keep-together="auto">
        <style:background-image/>
      </style:table-row-properties>
    </style:style>
    <style:style style:name="Table1.A3" style:family="table-cell">
      <style:table-cell-properties style:vertical-align="" fo:background-color="transparent" fo:padding="0.097cm" fo:border="none" style:writing-mode="page">
        <style:background-image/>
      </style:table-cell-properties>
    </style:style>
    <style:style style:name="Table1.B3" style:family="table-cell">
      <style:table-cell-properties fo:padding="0.097cm" fo:border="none"/>
    </style:style>
    <style:style style:name="Table1.A4" style:family="table-cell">
      <style:table-cell-properties style:vertical-align="" fo:background-color="transparent" fo:padding="0.097cm" fo:border-left="none" fo:border-right="none" fo:border-top="0.002cm solid #000000" fo:border-bottom="none" style:writing-mode="page">
        <style:background-image/>
      </style:table-cell-properties>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Preformatted_20_Text">
      <style:paragraph-properties fo:margin-left="0cm" fo:margin-right="0cm" fo:text-indent="0cm" style:auto-text-indent="false"/>
      <style:text-properties style:font-name="Monaco1" fo:font-size="9pt" style:font-size-asian="9pt" style:font-size-complex="9pt"/>
    </style:style>
    <style:style style:name="P3" style:family="paragraph" style:parent-style-name="Code">
      <style:paragraph-properties fo:margin-left="0cm" fo:margin-right="0cm" fo:text-indent="0cm" style:auto-text-indent="false"/>
    </style:style>
    <style:style style:name="P4" style:family="paragraph" style:parent-style-name="Code">
      <style:paragraph-properties fo:margin-left="0cm" fo:margin-right="0cm" fo:text-indent="0cm" style:auto-text-indent="false"/>
      <style:text-properties style:font-name="Optima1" fo:font-size="10pt" style:font-size-asian="10pt" style:font-size-complex="10pt"/>
    </style:style>
    <style:style style:name="P5" style:family="paragraph" style:parent-style-name="Standard">
      <style:paragraph-properties fo:margin-left="0cm" fo:margin-right="0cm" fo:text-indent="0cm" style:auto-text-indent="false"/>
      <style:text-properties style:font-name="Monaco1" fo:font-size="9pt" style:font-size-asian="9pt" style:font-size-complex="9pt"/>
    </style:style>
    <style:style style:name="P6" style:family="paragraph" style:parent-style-name="Standard">
      <style:text-properties style:font-name="Tahoma2" fo:font-size="11pt" style:font-size-asian="11pt" style:font-size-complex="11pt"/>
    </style:style>
    <style:style style:name="P7" style:family="paragraph" style:parent-style-name="Standard">
      <style:text-properties style:font-name="Tahoma2" fo:font-size="11pt" fo:font-weight="normal" fo:background-color="transparent" style:font-size-asian="11pt" style:font-weight-asian="normal" style:font-size-complex="11pt" style:font-weight-complex="normal"/>
    </style:style>
    <style:style style:name="P8" style:family="paragraph" style:parent-style-name="Standard">
      <style:text-properties style:font-name="Tahoma2" fo:font-size="11pt" fo:background-color="#ffff00" style:font-size-asian="11pt" style:font-size-complex="11pt"/>
    </style:style>
    <style:style style:name="P9" style:family="paragraph" style:parent-style-name="Standard">
      <style:text-properties style:use-window-font-color="true" style:font-name-asian="Helvetica" style:font-name-complex="Helvetica"/>
    </style:style>
    <style:style style:name="P10" style:family="paragraph" style:parent-style-name="Standard">
      <style:paragraph-properties fo:text-align="end" style:justify-single-word="false"/>
    </style:style>
    <style:style style:name="P11" style:family="paragraph" style:parent-style-name="Standard">
      <style:text-properties style:font-name="Monaco1" fo:font-size="9pt" style:font-size-asian="9pt" style:font-size-complex="9pt"/>
    </style:style>
    <style:style style:name="P12"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3" style:family="paragraph" style:parent-style-name="Subtitle">
      <style:paragraph-properties fo:padding="0.074cm" fo:border-left="none" fo:border-right="none" fo:border-top="none" fo:border-bottom="0.035cm solid #000000" style:join-border="false"/>
      <style:text-properties style:font-name="Optima1"/>
    </style:style>
    <style:style style:name="P14" style:family="paragraph" style:parent-style-name="Table_20_Contents">
      <style:text-properties style:font-name="Monaco1" fo:font-size="9pt" style:font-size-asian="9pt" style:font-size-complex="9pt"/>
    </style:style>
    <style:style style:name="P15"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6" style:family="paragraph" style:parent-style-name="Code">
      <style:text-properties style:font-name="Tahoma2" fo:font-size="11pt" style:font-size-asian="11pt" style:font-size-complex="11pt"/>
    </style:style>
    <style:style style:name="P17" style:family="paragraph" style:parent-style-name="Code">
      <style:text-properties style:font-name="Tahoma2" fo:font-size="11pt" fo:font-weight="normal" fo:background-color="transparent" style:font-size-asian="11pt" style:font-weight-asian="normal" style:font-size-complex="11pt" style:font-weight-complex="normal"/>
    </style:style>
    <style:style style:name="P18" style:family="paragraph" style:parent-style-name="Code">
      <style:text-properties style:font-name="Tahoma2" fo:font-size="11pt" fo:font-weight="normal" fo:background-color="#ffff00" style:font-size-asian="11pt" style:font-weight-asian="normal" style:font-size-complex="11pt" style:font-weight-complex="normal"/>
    </style:style>
    <style:style style:name="P19" style:family="paragraph" style:parent-style-name="Code">
      <style:text-properties style:font-name="Tahoma2" fo:font-size="11pt" fo:background-color="#ffff00" style:font-size-asian="11pt" style:font-size-complex="11pt"/>
    </style:style>
    <style:style style:name="P20" style:family="paragraph" style:parent-style-name="Code">
      <style:text-properties style:use-window-font-color="true" style:font-name="Tahoma2" fo:font-size="11pt" style:font-name-asian="Helvetica" style:font-size-asian="11pt" style:font-name-complex="Helvetica" style:font-size-complex="11pt"/>
    </style:style>
    <style:style style:name="P21" style:family="paragraph" style:parent-style-name="List">
      <style:paragraph-properties fo:margin-left="2.341cm" fo:margin-right="0cm" fo:text-indent="0cm" style:auto-text-indent="false"/>
    </style:style>
    <style:style style:name="P22" style:family="paragraph" style:parent-style-name="Contents_20_1">
      <style:paragraph-properties>
        <style:tab-stops>
          <style:tab-stop style:position="0cm"/>
          <style:tab-stop style:position="3cm"/>
        </style:tab-stops>
      </style:paragraph-properties>
    </style:style>
    <style:style style:name="P23" style:family="paragraph" style:parent-style-name="Contents_20_2">
      <style:paragraph-properties>
        <style:tab-stops>
          <style:tab-stop style:position="0cm"/>
        </style:tab-stops>
      </style:paragraph-properties>
    </style:style>
    <style:style style:name="P24" style:family="paragraph" style:parent-style-name="Standard" style:master-page-name="Index">
      <style:paragraph-properties style:page-number="auto"/>
    </style:style>
    <style:style style:name="P25" style:family="paragraph" style:parent-style-name="List" style:list-style-name="L15"/>
    <style:style style:name="P26" style:family="paragraph" style:parent-style-name="List" style:list-style-name="L1">
      <style:paragraph-properties fo:margin-left="2.341cm" fo:margin-right="0cm" fo:text-indent="0cm" style:auto-text-indent="false"/>
    </style:style>
    <style:style style:name="P27" style:family="paragraph" style:parent-style-name="List" style:list-style-name="L11">
      <style:paragraph-properties fo:margin-left="2.341cm" fo:margin-right="0cm" fo:text-indent="0cm" style:auto-text-indent="false"/>
    </style:style>
    <style:style style:name="P28" style:family="paragraph" style:parent-style-name="List" style:list-style-name="L15">
      <style:paragraph-properties fo:margin-left="2.341cm" fo:margin-right="0cm" fo:text-indent="0cm" style:auto-text-indent="false"/>
    </style:style>
    <style:style style:name="P29" style:family="paragraph" style:parent-style-name="Table_20_Contents" style:list-style-name="L2"/>
    <style:style style:name="P30" style:family="paragraph" style:parent-style-name="Table_20_Contents" style:list-style-name="L3"/>
    <style:style style:name="P31" style:family="paragraph" style:parent-style-name="Table_20_Contents" style:list-style-name="L4"/>
    <style:style style:name="P32" style:family="paragraph" style:parent-style-name="Table_20_Contents" style:list-style-name="L5"/>
    <style:style style:name="P33" style:family="paragraph" style:parent-style-name="Table_20_Contents" style:list-style-name="L6"/>
    <style:style style:name="P34" style:family="paragraph" style:parent-style-name="Table_20_Contents" style:list-style-name="L7"/>
    <style:style style:name="P35" style:family="paragraph" style:parent-style-name="Table_20_Contents" style:list-style-name="L8"/>
    <style:style style:name="P36" style:family="paragraph" style:parent-style-name="Table_20_Contents" style:list-style-name="L9"/>
    <style:style style:name="P37" style:family="paragraph" style:parent-style-name="Table_20_Contents" style:list-style-name="L10"/>
    <style:style style:name="P38" style:family="paragraph" style:parent-style-name="Table_20_Contents" style:list-style-name="L12"/>
    <style:style style:name="P39" style:family="paragraph" style:parent-style-name="Table_20_Contents" style:list-style-name="L13"/>
    <style:style style:name="P40" style:family="paragraph" style:parent-style-name="Table_20_Contents" style:list-style-name="L14"/>
    <style:style style:name="P41" style:family="paragraph" style:parent-style-name="Table_20_Contents" style:list-style-name="L16"/>
    <style:style style:name="P42" style:family="paragraph" style:parent-style-name="Table_20_Contents" style:list-style-name="L14">
      <style:text-properties fo:font-weight="normal" style:font-weight-asian="normal" style:font-weight-complex="normal"/>
    </style:style>
    <style:style style:name="P43" style:family="paragraph" style:parent-style-name="Heading_20_1" style:master-page-name="Standard">
      <style:paragraph-properties style:page-number="auto"/>
    </style:style>
    <style:style style:name="P44" style:family="paragraph" style:parent-style-name="Heading_20_1">
      <style:paragraph-properties fo:break-before="page"/>
    </style:style>
    <style:style style:name="P45" style:family="paragraph" style:parent-style-name="Heading_20_2">
      <style:paragraph-properties fo:break-before="page"/>
    </style:style>
    <style:style style:name="P46" style:family="paragraph" style:parent-style-name="Heading_20_TOC" style:master-page-name="Index">
      <style:paragraph-properties style:page-number="1"/>
    </style:style>
    <style:style style:name="T1" style:family="text">
      <style:text-properties fo:font-weight="normal" style:font-weight-asian="normal" style:font-weight-complex="normal"/>
    </style:style>
    <style:style style:name="T2" style:family="text">
      <style:text-properties style:font-name="Courier"/>
    </style:style>
    <style:style style:name="T3" style:family="text">
      <style:text-properties style:font-name="Tahoma2"/>
    </style:style>
    <style:style style:name="T4" style:family="text">
      <style:text-properties style:use-window-font-color="true" style:font-name-asian="Helvetica" style:font-name-complex="Helvetica"/>
    </style:style>
    <style:style style:name="T5" style:family="text">
      <style:text-properties style:font-name="Optima"/>
    </style:style>
    <style:style style:name="T6" style:family="text">
      <style:text-properties style:font-name="Monaco1" fo:font-size="9pt" style:font-size-asian="9pt" style:font-size-complex="9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2">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5">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6">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7">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8">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9">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0">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2">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4">
      <text:list-level-style-bullet text:level="1" text:style-name="Bullet_20_Symbols" style:num-suffix="." text:bullet-char="">
        <style:list-level-properties/>
        <style:text-properties style:font-name="StarSymbol1"/>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5">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6">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draw:frame draw:style-name="fr1" draw:name="graphics2" text:anchor-type="paragraph" svg:x="1.6cm" svg:y="0.94cm" svg:width="7.654cm" svg:height="4.196cm" draw:z-index="0"><draw:image xlink:href="../sogo.png" xlink:type="simple" xlink:show="embed" xlink:actuate="onLoad"/></draw:frame></text:p>
      <text:p text:style-name="P6"/>
      <text:p text:style-name="P6"/>
      <text:p text:style-name="P6"/>
      <text:p text:style-name="P6"/>
      <text:p text:style-name="P6"/>
      <text:p text:style-name="P12"/>
      <text:p text:style-name="P15">Scalable OpenGroupware.org (SOGo)<text:line-break/> – Inverse Edition 1.0.2</text:p>
      <text:p text:style-name="P13">Installation and Configuration Guide</text:p>
      <text:p text:style-name="P6"/>
      <text:p text:style-name="P24">Copyright © <text:s/>2008-2009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1.0.2 – April 2009</text:p>
      <text:p text:style-name="Standard"/>
      <text:p text:style-name="Standard"/>
      <text:p text:style-name="P10"><draw:frame draw:style-name="fr2" draw:name="graphics3" text:anchor-type="as-char" svg:y="0cm" svg:width="8.814cm" svg:height="1.882cm" draw:z-index="2"><draw:image xlink:href="../inverse.jpg" xlink:type="simple" xlink:show="embed" xlink:actuate="onLoad"/></draw:frame></text:p>
      <text:p text:style-name="P46">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22">Chapter 1<text:tab/>About this Guide <text:s text:c="2"/><text:tab/>3</text:p>
          <text:p text:style-name="P22">Chapter 2<text:tab/>Introduction <text:s text:c="2"/><text:tab/>4</text:p>
          <text:p text:style-name="P23">Architecture <text:s text:c="2"/><text:tab/>5</text:p>
          <text:p text:style-name="P22">Chapter 3<text:tab/>System Requirements <text:s text:c="2"/><text:tab/>6</text:p>
          <text:p text:style-name="P23">Assumptions <text:s text:c="2"/><text:tab/>6</text:p>
          <text:p text:style-name="P23">Minimum Hardware Requirements <text:s text:c="2"/><text:tab/>6</text:p>
          <text:p text:style-name="P23">Operating System Requirements <text:s text:c="2"/><text:tab/>8</text:p>
          <text:p text:style-name="P22">Chapter 4<text:tab/>Installation <text:s text:c="2"/><text:tab/>9</text:p>
          <text:p text:style-name="P23">Software Downloads <text:s text:c="2"/><text:tab/>9</text:p>
          <text:p text:style-name="P23">Software Installation <text:s text:c="2"/><text:tab/>9</text:p>
          <text:p text:style-name="P22">Chapter 5<text:tab/>Configuration <text:s text:c="2"/><text:tab/>10</text:p>
          <text:p text:style-name="P23">Overview and General Preferences <text:s text:c="2"/><text:tab/>10</text:p>
          <text:p text:style-name="P23">Authentication using LDAP <text:s text:c="2"/><text:tab/>13</text:p>
          <text:p text:style-name="P23">LDAP Attributes Indexing <text:s text:c="2"/><text:tab/>15</text:p>
          <text:p text:style-name="P23">Database Configuration <text:s text:c="2"/><text:tab/>15</text:p>
          <text:p text:style-name="P23">SMTP Server Configuration <text:s text:c="2"/><text:tab/>16</text:p>
          <text:p text:style-name="P23">IMAP Server Configuration <text:s text:c="2"/><text:tab/>17</text:p>
          <text:p text:style-name="P23">Web Interface Configuration <text:s text:c="2"/><text:tab/>18</text:p>
          <text:p text:style-name="P23">SOGo Configuration Summary <text:s text:c="2"/><text:tab/>18</text:p>
          <text:p text:style-name="P23">Apache Configuration <text:s text:c="2"/><text:tab/>19</text:p>
          <text:p text:style-name="P23">Starting Services <text:s text:c="2"/><text:tab/>20</text:p>
          <text:p text:style-name="P22">Chapter 6<text:tab/>Managing User Accounts <text:s text:c="2"/><text:tab/>21</text:p>
          <text:p text:style-name="P23">Creating the SOGo Administrative Account <text:s text:c="2"/><text:tab/>21</text:p>
          <text:p text:style-name="P23">Creating a User Account <text:s text:c="2"/><text:tab/>21</text:p>
          <text:p text:style-name="P22">Chapter 7<text:tab/>Funambol <text:s text:c="2"/><text:tab/>23</text:p>
          <text:p text:style-name="P22"><text:soft-page-break/>Chapter 8<text:tab/>Using SOGo <text:s text:c="2"/><text:tab/>25</text:p>
          <text:p text:style-name="P23">SOGo Web Interface <text:s text:c="2"/><text:tab/>25</text:p>
          <text:p text:style-name="P23">Mozilla Thunderbird and Lightning <text:s text:c="2"/><text:tab/>25</text:p>
          <text:p text:style-name="P23">Funambol / Mobile Devices <text:s text:c="2"/><text:tab/>26</text:p>
          <text:p text:style-name="P23">Apple iCal 3 <text:s text:c="2"/><text:tab/>26</text:p>
          <text:p text:style-name="P22">Chapter 9<text:tab/>Additional Information <text:s text:c="2"/><text:tab/>28</text:p>
          <text:p text:style-name="P22">Chapter 10<text:tab/>Commercial Support and Contact Information <text:s text:c="2"/><text:tab/>29</text:p>
          <text:p text:style-name="P22">Chapter 11<text:tab/>GNU Free Documentation License <text:s text:c="2"/><text:tab/>30</text:p>
        </text:index-body>
      </text:table-of-content>
      <text:p text:style-name="Standard"/>
      <text:h text:style-name="P43" text:outline-level="1">About this Guide</text:h>
      <text:p text:style-name="Standard">This guide will walk you through the installation and configuration of the Scalable OpenGroupware.org (SOGo) solution. It also covers the installation and configuration of Funambol – the middleware used to synchronize mobile devices with SOGo.</text:p>
      <text:p text:style-name="Standard">The instructions are based on version 1.0.1 of SOGo, and version 6.5 of Funambol.</text:p>
      <text:p text:style-name="Standard">The latest version of this guide is available at <text:a xlink:type="simple" xlink:href="http://www.scalableogo.org/downloads/documentation.html">http://www.scalableogo.org/downloads/documentation.html</text:a>.</text:p>
      <text:h text:style-name="Heading_20_1" text:outline-level="1">Introduction</text:h>
      <text:p text:style-name="Standard">Scalable OpenGroupware.org (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text:tab/>Scalable architecture suitable for deployments from dozen to many thousand users</text:p>
      <text:p text:style-name="List">❏<text:tab/>Rich Web-based interface that shares the look and feel, the features and the data of Mozilla Thunderbird and Lightning</text:p>
      <text:p text:style-name="List">❏<text:tab/>Improved integration with Mozilla Thunderbird and Lightning by using the SOGo Connector and the SOGo Integrator</text:p>
      <text:p text:style-name="List">❏<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on <text:a xlink:type="simple" xlink:href="http://sogo.opengroupware.org/">http://www.scalableogo.org</text:a></text:p>
      <text:h text:style-name="P45" text:outline-level="2">Architecture</text:h>
      <text:p text:style-name="Standard"><draw:frame draw:style-name="fr3" draw:name="graphics1" text:anchor-type="char" svg:x="3.036cm" svg:y="0.924cm" svg:width="14.22cm" svg:height="8.55cm" draw:z-index="1"><draw:image xlink:href="../architecture.png" xlink:type="simple" xlink:show="embed" xlink:actuate="onLoad"/></draw:frame>The following diagram demonstrates the SOGo architecture.</text:p>
      <text:p text:style-name="Standard"/>
      <text:p text:style-name="Standard">Standard protocols such as CalDAV, CardDAV, GroupDAV, HTTP, IMAP and SMTP are used to communicate with the SOGo platform or its sub-components. Mobile devices supporting the SyncML standard use the Funambol middleware to synchronize information.</text:p>
      <text:h text:style-name="P44" text:outline-level="1">System Requirements</text:h>
      <text:h text:style-name="Heading_20_2" text:outline-level="2">Assumptions</text:h>
      <text:p text:style-name="Standard">SOGo reuses many components in an infrastructure. Thus, it requires the following <text:s/>:</text:p>
      <text:list xml:id="list732167854" text:style-name="L1">
        <text:list-header>
          <text:p text:style-name="P26">❏<text:tab/>Database server (MySQL, PostgreSQL or Oracle)</text:p>
          <text:p text:style-name="P26">❏<text:tab/>LDAP server (OpenLDAP, Novell eDirectory, Microsoft Active Directory and others)</text:p>
          <text:p text:style-name="P26">❏<text:tab/>SMTP server (Postfix, Sendmail and others)</text:p>
          <text:p text:style-name="P26">❏<text:tab/>IMAP server (Courier, Cyrus IMAP Server, Dovecot and others)</text:p>
        </text:list-header>
      </text:list>
      <text:p text:style-name="Standard"/>
      <text:p text:style-name="Standard">In this guide, we assume that all those components are running on the same server (i.e., “<text:span text:style-name="Code_20__28_inline_29_">localhost</text:span>” or “<text:span text:style-name="Code_20__28_inline_29_">127.0.0.1</text:span>”) that SOGo will be installed on.</text:p>
      <text:p text:style-name="Standard">Good understanding of those underlying component and GNU/Linux is required to install SOGo. If you miss some of those required components, please refer to the appropriate documentation and proceed with the installation and configuration of these requirements before continuing with this guide.</text:p>
      <text:p text:style-name="Standard">The following table provides recommendations for the required components, together with version numbers :</text:p>
      <table:table table:name="Table22" table:style-name="Table22">
        <table:table-column table:style-name="Table22.A"/>
        <table:table-column table:style-name="Table22.B"/>
        <table:table-row>
          <table:table-cell table:style-name="Table22.A1" office:value-type="string">
            <text:p text:style-name="Table_20_Contents">Database server</text:p>
          </table:table-cell>
          <table:table-cell table:style-name="Table22.A1" office:value-type="string">
            <text:p text:style-name="Table_20_Contents">PostgreSQL 7.4 or 8.2</text:p>
          </table:table-cell>
        </table:table-row>
        <table:table-row>
          <table:table-cell table:style-name="Table22.A1" office:value-type="string">
            <text:p text:style-name="Table_20_Contents">LDAP server</text:p>
          </table:table-cell>
          <table:table-cell table:style-name="Table22.A1" office:value-type="string">
            <text:p text:style-name="Table_20_Contents">OpenLDAP 2.3.27</text:p>
          </table:table-cell>
        </table:table-row>
        <table:table-row>
          <table:table-cell table:style-name="Table22.A3" office:value-type="string">
            <text:p text:style-name="Table_20_Contents">SMTP server</text:p>
          </table:table-cell>
          <table:table-cell table:style-name="Table22.A3" office:value-type="string">
            <text:p text:style-name="Table_20_Contents">Postfix 2.3.3</text:p>
          </table:table-cell>
        </table:table-row>
        <table:table-row>
          <table:table-cell table:style-name="Table22.A4" office:value-type="string">
            <text:p text:style-name="Table_20_Contents">IMAP server</text:p>
          </table:table-cell>
          <table:table-cell table:style-name="Table22.A4" office:value-type="string">
            <text:p text:style-name="Table_20_Contents">Cyrus IMAP Server 2.3.7</text:p>
          </table:table-cell>
        </table:table-row>
      </table:table>
      <text:p text:style-name="Standard"/>
      <text:p text:style-name="Standard">More recent versions of the software mentioned above can also be used.</text:p>
      <text:h text:style-name="Heading_20_2" text:outline-level="2">Minimum Hardware Requirements</text:h>
      <text:p text:style-name="Standard">The following table provides hardware recommendations for the server, desktops and mobile <text:soft-page-break/>devices :</text:p>
      <table:table table:name="Table3" table:style-name="Table3">
        <table:table-column table:style-name="Table3.A"/>
        <table:table-column table:style-name="Table3.B"/>
        <table:table-row>
          <table:table-cell table:style-name="Table3.A1" office:value-type="string">
            <text:p text:style-name="Table_20_Contents">Server</text:p>
          </table:table-cell>
          <table:table-cell table:style-name="Table3.A1" office:value-type="string">
            <text:p text:style-name="Table_20_Contents">Evaluation and testing</text:p>
            <text:list xml:id="list761802568" text:style-name="L2">
              <text:list-header>
                <text:p text:style-name="P29">◾ Intel or AMD CPU 1 GHz</text:p>
                <text:p text:style-name="P29">◾ 512 MB of RAM (without Funambol, 1 GB RAM otherwise)</text:p>
                <text:p text:style-name="P29">◾ 1 GB of disk space</text:p>
              </text:list-header>
            </text:list>
            <text:p text:style-name="Table_20_Contents"/>
            <text:p text:style-name="Table_20_Contents">Production</text:p>
            <text:list xml:id="list616234662" text:style-name="L3">
              <text:list-header>
                <text:p text:style-name="P30">◾ Intel or AMD CPU 3 GHz</text:p>
              </text:list-header>
            </text:list>
            <text:list xml:id="list40312453" text:style-name="L4">
              <text:list-header>
                <text:p text:style-name="P31">◾ 2048 MB of RAM</text:p>
              </text:list-header>
            </text:list>
            <text:list xml:id="list482989948" text:style-name="L3">
              <text:list-header>
                <text:p text:style-name="P30">◾ 10 GB of disk space (excluding the mail store)</text:p>
              </text:list-header>
            </text:list>
          </table:table-cell>
        </table:table-row>
        <table:table-row>
          <table:table-cell table:style-name="Table3.A2" office:value-type="string">
            <text:p text:style-name="Table_20_Contents">Desktop</text:p>
          </table:table-cell>
          <table:table-cell table:style-name="Table3.A2" office:value-type="string">
            <text:p text:style-name="Table_20_Contents">General</text:p>
            <text:list xml:id="list1372026466" text:style-name="L5">
              <text:list-header>
                <text:p text:style-name="P32">◾ Intel or AMD CPU 1.5 GHz</text:p>
              </text:list-header>
            </text:list>
            <text:list xml:id="list267390276" text:style-name="L6">
              <text:list-header>
                <text:p text:style-name="P33">◾ 1024x768 monitor resolution</text:p>
              </text:list-header>
            </text:list>
            <text:list xml:id="list1790556908" text:style-name="L7">
              <text:list-header>
                <text:p text:style-name="P34">◾ 512 MB of RAM</text:p>
                <text:p text:style-name="P34">◾ 128 Kbps or higher network connection</text:p>
              </text:list-header>
            </text:list>
            <text:p text:style-name="Table_20_Contents"/>
            <text:p text:style-name="Table_20_Contents">Microsoft Windows</text:p>
            <text:list xml:id="list1579310153" text:style-name="L6">
              <text:list-header>
                <text:p text:style-name="P33">◾ Microsoft Windows XP SP2 or Vista</text:p>
              </text:list-header>
            </text:list>
            <text:p text:style-name="Table_20_Contents"/>
            <text:p text:style-name="Table_20_Contents">Apple Mac OS X</text:p>
            <text:list xml:id="list1499585045" text:style-name="L8">
              <text:list-header>
                <text:p text:style-name="P35">◾ Apple Mac OS X 10.2 to 10.5</text:p>
                <text:p text:style-name="P35">◾ Apple Mac OS X 10.5 for iCal 3 support</text:p>
              </text:list-header>
            </text:list>
            <text:p text:style-name="Table_20_Contents"/>
            <text:p text:style-name="Table_20_Contents">Linux</text:p>
            <text:list xml:id="list955747823" text:style-name="L9">
              <text:list-header>
                <text:p text:style-name="P36">◾ Your favourite GNU/Linux distribution</text:p>
              </text:list-header>
            </text:list>
          </table:table-cell>
        </table:table-row>
        <table:table-row>
          <table:table-cell table:style-name="Table3.A2" office:value-type="string">
            <text:p text:style-name="Table_20_Contents">Mobile Devices</text:p>
          </table:table-cell>
          <table:table-cell table:style-name="Table3.A2" office:value-type="string">
            <text:p text:style-name="Table_20_Contents">Any mobile device which supports the SyncML 1.0 or 1.1 standard.</text:p>
            <text:p text:style-name="Table_20_Contents"/>
            <text:p text:style-name="Table_20_Contents">Recommended</text:p>
            <text:list xml:id="list373959301" text:style-name="L10">
              <text:list-header>
                <text:p text:style-name="P37">◾ Palm OS based devices with Synthesis SyncML Client</text:p>
                <text:p text:style-name="P37">◾ Research In Motion (RIM) BlackBerry devices with NextHaus SyncJe</text:p>
                <text:p text:style-name="P37">◾ Microsoft Windows Mobile PocketPC or SmartPhone with the Funambol client</text:p>
              </text:list-header>
            </text:list>
          </table:table-cell>
        </table:table-row>
      </table:table>
      <text:p text:style-name="Standard"/>
      <text:h text:style-name="P45" text:outline-level="2">Operating System Requirements</text:h>
      <text:p text:style-name="Standard">The following 32-bit and 64-bit operating systems are currently supported by SOGo 1.0.1 :</text:p>
      <text:list xml:id="list1894798485" text:style-name="L11">
        <text:list-header>
          <text:p text:style-name="P27">❏<text:tab/>Red Hat Enterprise Linux 5.x Server</text:p>
          <text:p text:style-name="P27">❏<text:tab/>Community ENTerprise Operating System (CentOS) 5.x</text:p>
        </text:list-header>
      </text:list>
      <text:p text:style-name="Standard">Make sure the required components are started automatically at boot time and that they are running before proceeding with the SOGo configuration. Also make sure that you can install additional packages from your standard distribution. For example, if you are using Red Hat Enterprise Linux 5, you have to be subscribed to the Red Hat Network before continuing with the SOGo software installation.</text:p>
      <text:p text:style-name="Standard">Other distributions such as Debian and Ubuntu are known to work but they will not be covered in this document.</text:p>
      <text:h text:style-name="P44" text:outline-level="1">Installation</text:h>
      <text:p text:style-name="Standard">This section will guide you through the installation of SOGo together with its dependencies.</text:p>
      <text:h text:style-name="Heading_20_2" text:outline-level="2">Software Downloads</text:h>
      <text:p text:style-name="Standard">SOGo can be installed using the YUM utility. To do so, first create the <text:span text:style-name="Code_20__28_inline_29_">/etc/yum.repos.d/inverse.repo</text:span> configuration file with the following content : </text:p>
      <text:p text:style-name="Code"><text:span text:style-name="T4">[RH</text:span>EL5]</text:p>
      <text:p text:style-name="Code">name=Inverse SOGo Repository</text:p>
      <text:p text:style-name="Code">baseurl=http://inverse.ca/downloads/SOGo/RHEL5/$basearch</text:p>
      <text:p text:style-name="Code">gpgcheck=0</text:p>
      <text:p text:style-name="Standard"/>
      <text:h text:style-name="Heading_20_2" text:outline-level="2">Software Installation</text:h>
      <text:p text:style-name="Standard">Once the YUM configuration file has been created, you are now ready to install SOGo and its dependencies. To do so, proceed with the following command :</text:p>
      <text:p text:style-name="Code">yum install sogo</text:p>
      <text:p text:style-name="Code"/>
      <text:p text:style-name="Standard">This will install SOGo and its dependencies such as GNUstep and the SOPE packages. Once the base packages are installed, you need to install the proper database connector suitable for your environment. If you use the PostgreSQL database system, proceed with the following command :</text:p>
      <text:p text:style-name="Code">yum install sope47-gdl1-postgresql</text:p>
      <text:p text:style-name="Code"/>
      <text:p text:style-name="Standard">If you use MySQL, proceed with the following command :</text:p>
      <text:p text:style-name="P11">yum install sope47-gdl1-mysql</text:p>
      <text:p text:style-name="Standard">If you use Oracle Database (9i, 10g or 11g), proceed with the following command :</text:p>
      <text:p text:style-name="Code">yum install sope47-gdl1-oracle</text:p>
      <text:p text:style-name="P16"/>
      <text:p text:style-name="Standard">Once completed, SOGo will be fully installed on your server. You are now ready to configure it.</text:p>
      <text:h text:style-name="P44" text:outline-level="1">Configuration</text:h>
      <text:p text:style-name="Standard">In this section, you'll learn how to configure SOGo to use your existing LDAP, SMTP and database servers. As previously mentioned, we assume that those components run on the same server on which SOGo is being installed. If this is not the case, please adjust the configuration parameters to reflect those changes.</text:p>
      <text:h text:style-name="Heading_20_2" text:outline-level="2">Overview and General Preferences</text:h>
      <text:p text:style-name="P9">SOGo makes use of the GNUstep environment. GNUstep is a free software implementation of the OpenStep specification which provides many facilities for building all types of server and desktop applications. Among those facilities, there is a configuration API similar to the "Registry" paradigm in Microsoft Windows. In OpenSTEP, GNUstep and MacOS X, these are called the "user defaults".</text:p>
      <text:p text:style-name="Standard">Under GNUstep, a specific file keeps all the user's applications settings and will be edited during our installation. It is located in <text:span text:style-name="T2">/home/sogo/GNUstep/</text:span><text:span text:style-name="Code_20__28_inline_29_"><text:span text:style-name="T2">Defaults/.GNUstepDefaults</text:span></text:span><text:span text:style-name="T3"> </text:span>as the file belongs to the “sogo” user.<text:span text:style-name="T3"> </text:span><text:s/>We will use a command-line tool named <text:span text:style-name="Code_20__28_inline_29_">defaults</text:span> to edit this configuration database.</text:p>
      <text:p text:style-name="Standard">The <text:span text:style-name="Code_20__28_inline_29_">.GNUstepDefaults</text:span> file is a serialized <text:span text:style-name="Keyword">property list</text:span>. This simple format encapsulates four basic data types: arrays, dictionaries (or hashes), strings and numbers. A dictionary is a sequence of key and value pairs separated in their middle with a “=” sign. It starts with a “{“ and ends with a corresponding “}”. Each value definition in a dictionary are ended with a semicolon. An array is a chain of values starting with “(“ and ending with “)”, where the values are separated with a “,”. Also, the file generally follows a C-style indentation for clarity but this indentation is not required, only recommended.</text:p>
      <text:p text:style-name="Standard">Proceed with the following commands to create the basic configuration file for SOGo :</text:p>
      <text:p text:style-name="Code">su - sogo</text:p>
      <text:p text:style-name="Code">defaults write sogod SOGoServerTimeZone "America/Montreal"</text:p>
      <text:p text:style-name="Code">defaults write sogod WOParsersUseUTF8 YES</text:p>
      <text:p text:style-name="Code">defaults write sogod WOMessageUseUTF8 YES</text:p>
      <text:p text:style-name="Code">defaults write sogod SOGoDefaultMailDomain "acme.com"</text:p>
      <text:p text:style-name="Code">defaults write sogod NGUseUTF8AsURLEncoding YES</text:p>
      <text:p text:style-name="Code">defaults write sogod WOUseRelativeURLs NO</text:p>
      <text:p text:style-name="Code">defaults write sogod SOGoDefaultLanguage English</text:p>
      <text:p text:style-name="Code">defaults write sogod SOGoAppointmentSendEMailNotifications YES</text:p>
      <text:p text:style-name="Code">defaults write sogod SOGoFoldersSendEMailNotifications YES</text:p>
      <text:p text:style-name="Code">defaults write sogod SOGoACLsSendEMailNotifications YES</text:p>
      <text:p text:style-name="Code"><text:soft-page-break/>defaults write sogod WOPort 20000</text:p>
      <text:p text:style-name="Standard"/>
      <text:p text:style-name="Standard">The following table describes the parameters that were set :</text:p>
      <table:table table:name="Table25" table:style-name="Table25">
        <table:table-column table:style-name="Table25.A"/>
        <table:table-column table:style-name="Table25.B"/>
        <table:table-row>
          <table:table-cell table:style-name="Table25.A1" office:value-type="string">
            <text:p text:style-name="Table_20_Contents">SOGoServerTimeZone</text:p>
          </table:table-cell>
          <table:table-cell table:style-name="Table25.A1" office:value-type="string">
            <text:p text:style-name="Table_20_Contents"><text:span text:style-name="T4">Parameter used to set a default time zone for users. The default timezone is set to </text:span><text:span text:style-name="Code_20__28_inline_29_"><text:span text:style-name="T4">UTC</text:span></text:span><text:span text:style-name="T4">. The Olson database is a standard database that takes all the time zones around the world into account and represents them along with their history. On GNU/Linux systems, time zone definition files are available under </text:span><text:span text:style-name="Code_20__28_inline_29_"><text:span text:style-name="T4">/usr/share/zoneinfo</text:span></text:span><text:span text:style-name="T4">. Listing the available files will give you the name of the available time zones. This could be </text:span><text:span text:style-name="Code_20__28_inline_29_"><text:span text:style-name="T4">America/New_York, Europe/Berlin, Asia/Tokyo or even Africa/Lubumbashi.</text:span></text:span></text:p>
            <text:p text:style-name="Table_20_Contents"><text:span text:style-name="T4">In our example, we set the time zone to </text:span><text:span text:style-name="Code_20__28_inline_29_"><text:span text:style-name="T4">America/Montreal</text:span></text:span></text:p>
          </table:table-cell>
        </table:table-row>
        <table:table-row>
          <table:table-cell table:style-name="Table25.A2" office:value-type="string">
            <text:p text:style-name="Table_20_Contents">WOParsersUseUTF8</text:p>
          </table:table-cell>
          <table:table-cell table:style-name="Table25.A2" office:value-type="string">
            <text:p text:style-name="Table_20_Contents">Parameter used to set if the UTF-8 encoding is to be used when parsing templates. Possible values are:</text:p>
            <text:list xml:id="list1141113732" text:style-name="L12">
              <text:list-header>
                <text:p text:style-name="P38">◾ YES – to use UTF-8 (recommended)</text:p>
                <text:p text:style-name="P38">◾ NO – otherwise</text:p>
              </text:list-header>
            </text:list>
          </table:table-cell>
        </table:table-row>
        <table:table-row>
          <table:table-cell table:style-name="Table25.A1" office:value-type="string">
            <text:p text:style-name="Table_20_Contents">WOMessageUseUTF8</text:p>
          </table:table-cell>
          <table:table-cell table:style-name="Table25.A1" office:value-type="string">
            <text:p text:style-name="Table_20_Contents">Parameter used to set if the UTF-8 encoding is to be used as the default encoding for HTTP transactions. Possible values are:</text:p>
            <text:list xml:id="list1529165813" text:style-name="L12">
              <text:list-header>
                <text:p text:style-name="P38">◾ YES – to use UTF-8 (recommended)</text:p>
                <text:p text:style-name="P38">◾ NO – otherwise</text:p>
              </text:list-header>
            </text:list>
          </table:table-cell>
        </table:table-row>
        <table:table-row>
          <table:table-cell table:style-name="Table25.A2" office:value-type="string">
            <text:p text:style-name="Table_20_Contents">SOGoDefaultMailDomain</text:p>
          </table:table-cell>
          <table:table-cell table:style-name="Table25.A2" office:value-type="string">
            <text:p text:style-name="Table_20_Contents">Parameter used to set the default domain name used by SOGo. SOGo uses this parameter to build the list of valid email addresses for users.</text:p>
            <text:p text:style-name="Table_20_Contents">In our example, we set the default domain to <text:span text:style-name="Code_20__28_inline_29_">acme.com</text:span></text:p>
          </table:table-cell>
        </table:table-row>
        <table:table-row>
          <table:table-cell table:style-name="Table25.A1" office:value-type="string">
            <text:p text:style-name="Table_20_Contents">NGUseUTF8AsURLEncoding</text:p>
          </table:table-cell>
          <table:table-cell table:style-name="Table25.A1" office:value-type="string">
            <text:p text:style-name="Table_20_Contents">Parameter used to control if URL string are escaped in UTF-8 or ISO-8859-1 encoding. Possible values are:</text:p>
            <text:list xml:id="list1374685579" text:style-name="L12">
              <text:list-header>
                <text:p text:style-name="P38">◾ YES – to use UTF-8 (recommended)</text:p>
                <text:p text:style-name="P38">◾ NO – to use ISO-8859-1</text:p>
              </text:list-header>
            </text:list>
          </table:table-cell>
        </table:table-row>
        <table:table-row>
          <table:table-cell table:style-name="Table25.A2" office:value-type="string">
            <text:p text:style-name="Table_20_Contents">SOGoDefaultLanguage</text:p>
          </table:table-cell>
          <table:table-cell table:style-name="Table25.A2" office:value-type="string">
            <text:p text:style-name="Table_20_Contents">Parameter used to set the default language used in the Web interface for SOGo. Possible values are :</text:p>
            <text:p text:style-name="Table_20_Contents">◾ Dutch</text:p>
            <text:list xml:id="list1967503814" text:style-name="L13">
              <text:list-header>
                <text:p text:style-name="P39">◾ English</text:p>
                <text:p text:style-name="P39">◾ French</text:p>
                <text:p text:style-name="P39">◾ German</text:p>
                <text:p text:style-name="P39">◾ Italian</text:p>
                <text:p text:style-name="P39">◾ Spanish</text:p>
              </text:list-header>
            </text:list>
          </table:table-cell>
        </table:table-row>
        <table:table-row>
          <table:table-cell table:style-name="Table25.A1" office:value-type="string">
            <text:p text:style-name="Table_20_Contents">SOGoAppointmentSendEMailNotifications</text:p>
          </table:table-cell>
          <table:table-cell table:style-name="Table25.A1" office:value-type="string">
            <text:p text:style-name="Table_20_Contents">Parameter used to set whether SOGo sends or not <text:soft-page-break/>email notifications to meeting participants. Possible values are :</text:p>
            <text:list xml:id="list1179702492" text:style-name="L14">
              <text:list-header>
                <text:p text:style-name="P40">◾ YES – to send notifications</text:p>
                <text:p text:style-name="P40">◾ NO – to not send notifications</text:p>
                <text:p text:style-name="P40">Defaults to NO when unset.</text:p>
              </text:list-header>
            </text:list>
          </table:table-cell>
        </table:table-row>
        <table:table-row>
          <table:table-cell table:style-name="Table25.A2" office:value-type="string">
            <text:p text:style-name="Table_20_Contents">SOGoFoldersSendEMailNotifications</text:p>
          </table:table-cell>
          <table:table-cell table:style-name="Table25.A2" office:value-type="string">
            <text:p text:style-name="Table_20_Contents">Same as above, but the notifications are triggered on the creation of a calendar or an address book.</text:p>
          </table:table-cell>
        </table:table-row>
        <table:table-row>
          <table:table-cell table:style-name="Table25.A1" office:value-type="string">
            <text:p text:style-name="Table_20_Contents">SOGoACLsSendEMailNotifications</text:p>
          </table:table-cell>
          <table:table-cell table:style-name="Table25.A1" office:value-type="string">
            <text:p text:style-name="Table_20_Contents">Same as above, but the notifications are sent to the involved users of a calendar or address book's ACLs.</text:p>
          </table:table-cell>
        </table:table-row>
        <table:table-row>
          <table:table-cell table:style-name="Table25.A10" office:value-type="string">
            <text:p text:style-name="Table_20_Contents">SOGoCalendarDefaultRoles (optional)</text:p>
          </table:table-cell>
          <table:table-cell table:style-name="Table25.A10" office:value-type="string">
            <text:p text:style-name="Table_20_Contents">Parameter used to define the default roles when giving permissions to a user to access a calendar. Must be an array of up to strings. Each string defining a role for an event category must begin with one of those values:</text:p>
            <text:list xml:id="list1294632277" text:continue-numbering="true" text:style-name="L14">
              <text:list-header>
                <text:p text:style-name="P40">◾ Public</text:p>
                <text:p text:style-name="P40">◾ Confidential</text:p>
                <text:p text:style-name="P40">◾ Private</text:p>
                <text:p text:style-name="P40">And each string must end with one of those values:</text:p>
                <text:p text:style-name="P40">◾ Viewer</text:p>
                <text:p text:style-name="P40">◾ DandTViewer</text:p>
                <text:p text:style-name="P40">◾ Modifier</text:p>
                <text:p text:style-name="P40">◾ Responder</text:p>
                <text:p text:style-name="P40">The array can also contain one or many of the following strings:</text:p>
              </text:list-header>
            </text:list>
            <text:p text:style-name="Table_20_Contents">◾ ObjectEditor</text:p>
            <text:p text:style-name="Table_20_Contents">◾ ObjectEraser</text:p>
            <text:p text:style-name="Table_20_Contents">Example: <text:span text:style-name="T6">SOGoCalendarDefaultRoles = ("ObjectCreator", "PublicViewer");</text:span></text:p>
          </table:table-cell>
        </table:table-row>
        <table:table-row>
          <table:table-cell table:style-name="Table25.A10" office:value-type="string">
            <text:p text:style-name="Table_20_Contents">SOGoContactsDefaultRoles (optional)</text:p>
          </table:table-cell>
          <table:table-cell table:style-name="Table25.A10" office:value-type="string">
            <text:p text:style-name="Table_20_Contents">Parameter used to define the default roles when giving permissions to a user to access an address book. Must be an array of one or many of the following strings:</text:p>
            <text:p text:style-name="Table_20_Contents">◾ ObjectViewer</text:p>
            <text:p text:style-name="Table_20_Contents">◾ ObjectEditor</text:p>
            <text:p text:style-name="Table_20_Contents">◾ ObjectCreator</text:p>
            <text:p text:style-name="Table_20_Contents">◾ ObjectEraser</text:p>
            <text:p text:style-name="Table_20_Contents">Example: <text:span text:style-name="T6">SOGoContactsDefaultRoles = ("ObjectEditor");</text:span></text:p>
          </table:table-cell>
        </table:table-row>
        <table:table-row>
          <table:table-cell table:style-name="Table25.A1" office:value-type="string">
            <text:p text:style-name="Table_20_Contents">SOGoSuperUsernames (optional)</text:p>
          </table:table-cell>
          <table:table-cell table:style-name="Table25.A1" office:value-type="string">
            <text:p text:style-name="Table_20_Contents">Parameter used to set which usernames require administrative privileges over all the users tables. For example, this could be used to post events in the users calendar without requiring the user to configure his/her ACLs. In this case you will need to specify those superuser's usernames like this :</text:p>
            <text:p text:style-name="P14"><text:span text:style-name="Code_20__28_inline_29_">SOGoSuperUsernames = (&lt;username1&gt;, &lt;username2&gt;[, ...]);</text:span></text:p>
          </table:table-cell>
        </table:table-row>
        <text:soft-page-break/>
        <table:table-row>
          <table:table-cell table:style-name="Table25.A10" office:value-type="string">
            <text:p text:style-name="Table_20_Contents">WOPort (optional)</text:p>
          </table:table-cell>
          <table:table-cell table:style-name="Table25.A10" office:value-type="string">
            <text:p text:style-name="Table_20_Contents">The TCP port used by the SOGo daemon. By default, this is set to <text:span text:style-name="T2">20000</text:span>.</text:p>
          </table:table-cell>
        </table:table-row>
      </table:table>
      <text:p text:style-name="Standard"/>
      <text:h text:style-name="Heading_20_2" text:outline-level="2">Authentication using LDAP</text:h>
      <text:p text:style-name="Standard">SOGo requires a LDAP server to authenticate users and, if required, to provide global address books. Proceed with the following commands to configure the authentication and global address book using an LDAP directory server :</text:p>
      <text:p text:style-name="Code">su – sogo</text:p>
      <text:p text:style-name="Code">defaults write sogod SOGoAuthenticationMethod LDAP</text:p>
      <text:p text:style-name="Code">defaults write sogod SOGoLDAPSources '({CNFieldName = cn; <text:line-break/><text:tab/>IDFieldName = uid; UIDFieldName = uid; baseDN = <text:line-break/><text:tab/>"ou=users,dc=acme,dc=com"; bindDN="uid=sogo,ou=users,dc=acme,dc=com"; <text:line-break/><text:tab/>bindPassword = qwerty; canAuthenticate = YES; displayName = <text:line-break/><text:tab/>"Shared Addresses"; hostname = "localhost"; id = shared; <text:line-break/><text:tab/>isAddressBook = YES; port=389})'</text:p>
      <text:p text:style-name="P17"/>
      <text:p text:style-name="Standard">The following table describes the parameters that were set in our example :</text:p>
      <table:table table:name="Table26" table:style-name="Table26">
        <table:table-column table:style-name="Table26.A"/>
        <table:table-column table:style-name="Table26.B"/>
        <table:table-row>
          <table:table-cell table:style-name="Table26.A1" office:value-type="string">
            <text:p text:style-name="Table_20_Contents">SOGoAuthenticationMethod</text:p>
          </table:table-cell>
          <table:table-cell table:style-name="Table26.A1" office:value-type="string">
            <text:p text:style-name="Table_20_Contents">Parameter used to specify the method used to authenticate users. The only currently supported value is <text:span text:style-name="Code_20__28_inline_29_">LDAP</text:span>.</text:p>
          </table:table-cell>
        </table:table-row>
        <table:table-row>
          <table:table-cell table:style-name="Table26.A2" office:value-type="string">
            <text:p text:style-name="Table_20_Contents">SOGoLDAPSources</text:p>
          </table:table-cell>
          <table:table-cell table:style-name="Table26.A2" office:value-type="string">
            <text:p text:style-name="Table_20_Contents">Parameter used to set the LDAP sources used for authentication and global address books. Multiple sources can be specified as an array of dictionaries. Possible values within the <text:span text:style-name="T2">SOGoLDAPSources</text:span> array are :</text:p>
            <text:p text:style-name="Table_20_Contents"/>
            <text:p text:style-name="Table_20_Contents"><text:span text:style-name="Code_20__28_inline_29_">SOGoLDAPSources =</text:span></text:p>
            <text:p text:style-name="Table_20_Contents"><text:span text:style-name="Code_20__28_inline_29_">(</text:span></text:p>
            <text:p text:style-name="Table_20_Contents"><text:span text:style-name="Code_20__28_inline_29_"><text:s text:c="2"/>{</text:span></text:p>
            <text:p text:style-name="Table_20_Contents"><text:span text:style-name="Code_20__28_inline_29_"><text:s text:c="4"/>CNFieldName = &lt;the field that returns the complete name&gt;;</text:span></text:p>
            <text:p text:style-name="Table_20_Contents"><text:span text:style-name="Code_20__28_inline_29_"><text:s text:c="4"/>IDFieldName = &lt;the field that starts a user DN&gt;;</text:span></text:p>
            <text:p text:style-name="Table_20_Contents"><text:span text:style-name="Code_20__28_inline_29_"><text:s text:c="4"/>UIDFieldName = &lt;the field that returns the login name&gt;;</text:span></text:p>
            <text:p text:style-name="Table_20_Contents"><text:span text:style-name="Code_20__28_inline_29_"><text:s text:c="4"/>baseDN = "&lt;the base DN of your user entries&gt;";</text:span></text:p>
            <text:p text:style-name="Table_20_Contents"><text:span text:style-name="Code_20__28_inline_29_"><text:s text:c="4"/>bindDN = "&lt;the DN of the login name to user for binding to your server&gt;";</text:span></text:p>
            <text:p text:style-name="Table_20_Contents"><text:span text:style-name="Code_20__28_inline_29_"><text:s text:c="4"/>bindPassword = &lt;its password&gt;;</text:span></text:p>
            <text:p text:style-name="Table_20_Contents"><text:span text:style-name="Code_20__28_inline_29_"><text:s text:c="4"/>hostname = "&lt;a space-delimited list of LDAP hostnames or LDAP URLs&gt;";</text:span></text:p>
            <text:p text:style-name="Table_20_Contents"><text:span text:style-name="Code_20__28_inline_29_"><text:s text:c="4"/>port = 389;</text:span></text:p>
            <text:p text:style-name="Table_20_Contents"><text:span text:style-name="Code_20__28_inline_29_"><text:s text:c="4"/>canAuthenticate = YES;</text:span></text:p>
            <text:p text:style-name="Table_20_Contents"><text:span text:style-name="Code_20__28_inline_29_"><text:s text:c="4"/>id = &lt;the identification name of the user repository&gt;;</text:span></text:p>
            <text:p text:style-name="Table_20_Contents"><text:soft-page-break/><text:span text:style-name="Code_20__28_inline_29_"><text:s text:c="4"/>filter = "&lt;the LDAP fitler&gt;";</text:span></text:p>
            <text:p text:style-name="Table_20_Contents"><text:span text:style-name="Code_20__28_inline_29_"><text:s text:c="4"/>encryption = "&lt;SSL or STARTTLS&gt;";</text:span></text:p>
            <text:p text:style-name="Table_20_Contents"><text:span text:style-name="Code_20__28_inline_29_"><text:s text:c="4"/>scope = "BASE, ONE or SUB";</text:span></text:p>
            <text:p text:style-name="Table_20_Contents"><text:span text:style-name="Code_20__28_inline_29_"><text:s text:c="2"/>}</text:span></text:p>
            <text:p text:style-name="Table_20_Contents"><text:span text:style-name="Code_20__28_inline_29_">);</text:span></text:p>
            <text:p text:style-name="Table_20_Contents"><text:span text:style-name="Code_20__28_inline_29_"/></text:p>
            <text:p text:style-name="Table_20_Contents">Since LDAP sources can serve as user repositories for authentication as well as address books, you can also specify the following for each source to make them appear in the address book module:</text:p>
            <text:p text:style-name="Table_20_Contents"/>
            <text:p text:style-name="Table_20_Contents"><text:span text:style-name="Code_20__28_inline_29_"><text:s text:c="3"/>displayName = "&lt;the human identification of the address book&gt;";</text:span></text:p>
            <text:p text:style-name="Table_20_Contents"><text:span text:style-name="Code_20__28_inline_29_"><text:s text:c="3"/>isAddressBook = YES;</text:span></text:p>
            <text:p text:style-name="Table_20_Contents"/>
            <text:p text:style-name="Table_20_Contents">In our example, we use a LDAP server running on the same host where SOGo is being installed.</text:p>
            <text:p text:style-name="Table_20_Contents"/>
            <text:p text:style-name="Table_20_Contents">Finally, you can also, using the <text:span text:style-name="T6">filter</text:span> attribute, filter out results based on various attributes. For example, you could define the following filter :</text:p>
            <text:p text:style-name="Table_20_Contents"/>
            <text:p text:style-name="Table_20_Contents"><text:span text:style-name="Code_20__28_inline_29_"><text:s text:c="4"/>filter = "(objectClass=person AND o=Inverse)";</text:span></text:p>
            <text:p text:style-name="Table_20_Contents"/>
          </table:table-cell>
        </table:table-row>
        <table:table-row>
          <table:table-cell table:style-name="Table26.A2" office:value-type="string">
            <text:p text:style-name="Table_20_Contents">SOGoLDAPUserManager<text:span text:style-name="T5">¬</text:span><text:span text:style-name="T5"><text:line-break/></text:span>CleanupInterval (optional)</text:p>
          </table:table-cell>
          <table:table-cell table:style-name="Table26.A2" office:value-type="string">
            <text:p text:style-name="Table_20_Contents">Parameter used to defined the cleanup interval of the cached parameters related to LDAP users. Defaults to 0 when unset.</text:p>
          </table:table-cell>
        </table:table-row>
      </table:table>
      <text:p text:style-name="P7"/>
      <text:p text:style-name="Standard">For certain LDAP sources, SOGo also supports indirect binds for user authentication. Here is an example :</text:p>
      <text:p text:style-name="Code">SOGoLDAPSources =</text:p>
      <text:p text:style-name="Code">(</text:p>
      <text:p text:style-name="Code"><text:s text:c="2"/>{</text:p>
      <text:p text:style-name="Code"><text:s text:c="4"/>CNFieldName = cn;</text:p>
      <text:p text:style-name="Code"><text:s text:c="4"/>IDFieldName = cn;</text:p>
      <text:p text:style-name="Code"><text:s text:c="4"/>UIDFieldName = sAMAccountName;</text:p>
      <text:p text:style-name="Code"><text:s text:c="4"/>baseDN = "cn=Users,dc=acme,dc=com";</text:p>
      <text:p text:style-name="Code"><text:s text:c="4"/>bindDN = "cn=sogo,cn=Users,dc=acme,dc=com";</text:p>
      <text:p text:style-name="Code"><text:s text:c="4"/>bindFields = sAMAccountName;</text:p>
      <text:p text:style-name="Code"><text:s text:c="4"/>bindPassword = qwerty;</text:p>
      <text:p text:style-name="Code"><text:s text:c="4"/>canAuthenticate = YES;</text:p>
      <text:p text:style-name="Code"><text:s text:c="4"/>displayName = "Active Directory";</text:p>
      <text:p text:style-name="Code"><text:s text:c="4"/>hostname = 10.0.0.1;</text:p>
      <text:p text:style-name="Code"><text:s text:c="4"/>id = directory;</text:p>
      <text:p text:style-name="Code"><text:s text:c="4"/>isAddressBook = YES;</text:p>
      <text:p text:style-name="Code"><text:s text:c="4"/>port = 389;</text:p>
      <text:p text:style-name="Code"><text:s text:c="2"/>}</text:p>
      <text:p text:style-name="Code">);</text:p>
      <text:p text:style-name="P16"/>
      <text:p text:style-name="Standard"><text:soft-page-break/>In this example, SOGo will use an indirect bind by first determining what value will be used to specify the <text:span text:style-name="Code_20__28_inline_29_">dn</text:span> entry in the user <text:span text:style-name="Code_20__28_inline_29_">dn</text:span>. That value is found by doing a search on the fields specified in <text:span text:style-name="Code_20__28_inline_29_">bindFields</text:span>. Most of the time, there will be only one field but it is possible to specify more in the form of a comma-separated list. Whenever a user logs in, his/her login will be checked against the <text:span text:style-name="Code_20__28_inline_29_">sAMAccountName</text:span><text:span text:style-name="T2"> </text:span>entry in all the user cards, and once this card is found, the user DN of this card will be used for checking the user's password.</text:p>
      <text:h text:style-name="Heading_20_2" text:outline-level="2">LDAP Attributes Indexing</text:h>
      <text:p text:style-name="Standard">To ensure proper performance of the SOGo application, the following LDAP attributes must be fully indexed :</text:p>
      <text:list xml:id="list1987051040" text:style-name="L15">
        <text:list-header>
          <text:p text:style-name="P28">❏<text:tab/>givenName</text:p>
          <text:p text:style-name="P28">❏<text:tab/>cn</text:p>
          <text:p text:style-name="P28">❏<text:tab/>mail</text:p>
          <text:p text:style-name="P28">❏<text:tab/>sn</text:p>
          <text:p text:style-name="P25"/>
        </text:list-header>
      </text:list>
      <text:p text:style-name="Standard">Please refer to the documentation of the software you use in order to index those attributes.</text:p>
      <text:h text:style-name="Heading_20_2" text:outline-level="2">Database Configuration</text:h>
      <text:p text:style-name="Standard">SOGo requires a relational database system in order to store appointments, tasks and contacts information. It also uses the database system to store personal preferences of SOGo users. In this guide, we assume you use PostgreSQL so commands provided the create the database are related to this application. Please refer to your database administration guide if you do not use PostgreSQL.</text:p>
      <text:p text:style-name="Standard">Create the database user and schema using the following commands :</text:p>
      <text:p text:style-name="Code">su – postgres</text:p>
      <text:p text:style-name="Code">createuser sogo</text:p>
      <text:p text:style-name="Code">createdb -O sogo sogo</text:p>
      <text:p text:style-name="P16"/>
      <text:p text:style-name="Standard">You should then adjust the access rights to the database. To do so, modify the <text:span text:style-name="Code_20__28_inline_29_">/var/lib/pgsql/data/pg_hba.conf</text:span> file in order to add the following line at the very beginning of the file :</text:p>
      <text:p text:style-name="Code">host <text:s text:c="2"/>sogo <text:s text:c="2"/>sogo <text:s text:c="2"/>127.0.0.1/32 <text:s text:c="2"/>trust</text:p>
      <text:p text:style-name="P16"/>
      <text:p text:style-name="Standard">Once added, restart the PostgreSQL database services. Then, modify the SOGo configuration to reflect your database settings :</text:p>
      <text:p text:style-name="Code">su – sogo</text:p>
      <text:p text:style-name="Code"><text:soft-page-break/>defaults write sogod SOGoProfileURL <text:line-break/><text:tab/>'postgresql://sogo:sogo@localhost:5432/sogo/sogo_user_profile'</text:p>
      <text:p text:style-name="Code">defaults write sogod OCSFolderInfoURL<text:line-break/><text:tab/>'postgresql://sogo:sogo@localhost:5432/sogo/sogo_folder_info'</text:p>
      <text:p text:style-name="P16"/>
      <text:p text:style-name="Standard">The following table describes the parameters that were set :</text:p>
      <table:table table:name="Table24" table:style-name="Table24">
        <table:table-column table:style-name="Table24.A"/>
        <table:table-column table:style-name="Table24.B"/>
        <table:table-row>
          <table:table-cell table:style-name="Table24.A1" office:value-type="string">
            <text:p text:style-name="Table_20_Contents">SOGoProfileURL</text:p>
          </table:table-cell>
          <table:table-cell table:style-name="Table24.A1" office:value-type="string">
            <text:p text:style-name="Table_20_Contents">Parameter used to set the database URL so that SOGo can retrieve user profiles.</text:p>
            <text:p text:style-name="Table_20_Contents"/>
            <text:p text:style-name="Table_20_Contents">For MySQL, set the database URL to something like :</text:p>
            <text:p text:style-name="Table_20_Contents"/>
            <text:p text:style-name="P3">mysql://sogo:<text:a xlink:type="simple" xlink:href="mailto:sogo@localhost">sogo@localhost</text:a>:3306/sogo/sogo_user_profile</text:p>
            <text:p text:style-name="P3"/>
            <text:p text:style-name="P4">For Oracle, set the database URL to something like :</text:p>
            <text:p text:style-name="P3"/>
            <text:p text:style-name="P2">oracle://sogo:sogo@localhost:1526/sogo/sogo_folder_info</text:p>
          </table:table-cell>
        </table:table-row>
        <table:table-row>
          <table:table-cell table:style-name="Table24.A2" office:value-type="string">
            <text:p text:style-name="Table_20_Contents">OCSFolderInfoURL</text:p>
          </table:table-cell>
          <table:table-cell table:style-name="Table24.A2" office:value-type="string">
            <text:p text:style-name="Table_20_Contents">Parameter used to set the database URL so that SOGo can retrieve the location of user folders (address books and calendars)</text:p>
          </table:table-cell>
        </table:table-row>
      </table:table>
      <text:p text:style-name="P7"/>
      <text:h text:style-name="Heading_20_2" text:outline-level="2">SMTP Server Configuration</text:h>
      <text:p text:style-name="Standard">SOGo makes use of a SMTP server to send emails from the Web interface, iMIP/iTIP messages and various notifications. Proceed with the following commands to set the parameters for sending mails :</text:p>
      <text:p text:style-name="Code">su - sogo</text:p>
      <text:p text:style-name="Code">defaults write sogod SOGoMailingMechanism smtp</text:p>
      <text:p text:style-name="Code">defaults write sogod SOGoSMTPServer localhost</text:p>
      <text:p text:style-name="P18"/>
      <text:p text:style-name="Standard">The following table describes the parameters that were set :</text:p>
      <table:table table:name="Table23" table:style-name="Table23">
        <table:table-column table:style-name="Table23.A"/>
        <table:table-column table:style-name="Table23.B"/>
        <table:table-row>
          <table:table-cell table:style-name="Table23.A1" office:value-type="string">
            <text:p text:style-name="Table_20_Contents">SOGoMailingMechanism</text:p>
          </table:table-cell>
          <table:table-cell table:style-name="Table23.A1" office:value-type="string">
            <text:p text:style-name="Table_20_Contents">Parameter used to set how SOGo sends mail messages. Possible values are :</text:p>
            <text:list xml:id="list1144931883" text:style-name="L16">
              <text:list-header>
                <text:p text:style-name="P41"><text:span text:style-name="Code_20__28_inline_29_">◾ sendmail</text:span> – to use /usr/sbin/sendmail</text:p>
                <text:p text:style-name="P41"><text:span text:style-name="Code_20__28_inline_29_">◾</text:span><text:span text:style-name="Code_20__28_inline_29_"> smtp</text:span> – to use the SMTP protocol</text:p>
              </text:list-header>
            </text:list>
          </table:table-cell>
        </table:table-row>
        <table:table-row>
          <table:table-cell table:style-name="Table23.A2" office:value-type="string">
            <text:p text:style-name="Table_20_Contents">SOGoSMTPServer</text:p>
          </table:table-cell>
          <table:table-cell table:style-name="Table23.A2" office:value-type="string">
            <text:p text:style-name="Table_20_Contents">The DNS name or IP address of the SMTP server used when <text:span text:style-name="Code_20__28_inline_29_">SOGoMailingMechanism</text:span> is set to <text:span text:style-name="Code_20__28_inline_29_">smtp</text:span>.</text:p>
          </table:table-cell>
        </table:table-row>
      </table:table>
      <text:p text:style-name="P8"/>
      <text:h text:style-name="Heading_20_2" text:outline-level="2"><text:soft-page-break/>IMAP Server Configuration</text:h>
      <text:p text:style-name="Standard">SOGo requires an IMAP server in order to let users consult their email messages, manage their <text:s/>folders and more. <text:span text:style-name="T1">Proceed with the following commands to set the parameters for the IMAP </text:span><text:span text:style-name="T1">server :</text:span></text:p>
      <text:p text:style-name="Code">defaults write sogod SOGoDraftsFolderName Drafts</text:p>
      <text:p text:style-name="Code">defaults write sogod SOGoSentFolderName Sent</text:p>
      <text:p text:style-name="Code">defaults write sogod SOGoTrashFolderName Trash</text:p>
      <text:p text:style-name="Code">defaults write sogod SOGoOtherUsersFolderName "Other Users"</text:p>
      <text:p text:style-name="Code">defaults write sogod SOGoSharedFolderName "Shared Folders"</text:p>
      <text:p text:style-name="Code">defaults write sogod SOGoFallbackIMAP4Server localhost</text:p>
      <text:p text:style-name="P19"/>
      <text:p text:style-name="Standard">The following table describes the parameters that were set :</text:p>
      <table:table table:name="Table28" table:style-name="Table28">
        <table:table-column table:style-name="Table28.A"/>
        <table:table-column table:style-name="Table28.B"/>
        <table:table-row>
          <table:table-cell table:style-name="Table28.A1" office:value-type="string">
            <text:p text:style-name="Table_20_Contents">SOGoDraftsFolderName</text:p>
          </table:table-cell>
          <table:table-cell table:style-name="Table28.A1" office:value-type="string">
            <text:p text:style-name="Table_20_Contents">Parameter used to set the IMAP folder name used to store drafts messages. Defaults to “Drafts” when unset.</text:p>
          </table:table-cell>
        </table:table-row>
        <table:table-row>
          <table:table-cell table:style-name="Table28.A2" office:value-type="string">
            <text:p text:style-name="Table_20_Contents">SOGoSentFolderName</text:p>
          </table:table-cell>
          <table:table-cell table:style-name="Table28.A2" office:value-type="string">
            <text:p text:style-name="Table_20_Contents">Parameter used to set the IMAP folder name used to store sent messages. Defaults to “Sent” when unset.</text:p>
          </table:table-cell>
        </table:table-row>
        <table:table-row>
          <table:table-cell table:style-name="Table28.A1" office:value-type="string">
            <text:p text:style-name="Table_20_Contents">SOGoTrashFolderName</text:p>
          </table:table-cell>
          <table:table-cell table:style-name="Table28.A1" office:value-type="string">
            <text:p text:style-name="Table_20_Contents">Parameter used to set the IMAP folder name used to store deleted messages. Defaults to “Trash” when unset.</text:p>
          </table:table-cell>
        </table:table-row>
        <table:table-row>
          <table:table-cell table:style-name="Table28.A2" office:value-type="string">
            <text:p text:style-name="Table_20_Contents">SOGoOtherUsersFolderName</text:p>
          </table:table-cell>
          <table:table-cell table:style-name="Table28.A2" office:value-type="string">
            <text:p text:style-name="Table_20_Contents">Parameter used to set the IMAP folder name that holds user-shared mailboxes.</text:p>
          </table:table-cell>
        </table:table-row>
        <table:table-row>
          <table:table-cell table:style-name="Table28.A1" office:value-type="string">
            <text:p text:style-name="Table_20_Contents">SOGoSharedFolderName</text:p>
          </table:table-cell>
          <table:table-cell table:style-name="Table28.A1" office:value-type="string">
            <text:p text:style-name="Table_20_Contents">Parameter used to set the IMAP folder name that holds system-shared mailboxes.</text:p>
          </table:table-cell>
        </table:table-row>
        <table:table-row>
          <table:table-cell table:style-name="Table28.A1" office:value-type="string">
            <text:p text:style-name="Table_20_Contents">SOGoFallbackIMAP4Server</text:p>
          </table:table-cell>
          <table:table-cell table:style-name="Table28.A1" office:value-type="string">
            <text:p text:style-name="Table_20_Contents">Parameter used to set the DNS name or IP address of the IMAP server used by SOGo.</text:p>
          </table:table-cell>
        </table:table-row>
        <table:table-row>
          <table:table-cell table:style-name="Table28.A7" office:value-type="string">
            <text:p text:style-name="Table_20_Contents">SOGoIMAPAclUsernamesAreQuoted (optional)</text:p>
          </table:table-cell>
          <table:table-cell table:style-name="Table28.A7" office:value-type="string">
            <text:p text:style-name="Table_20_Contents">Parameter used to specify if the IMAP server quotes the usernames when reading ACLs. Possible values are :</text:p>
            <text:list xml:id="list925119126" text:style-name="L14">
              <text:list-header>
                <text:p text:style-name="P40">◾ YES</text:p>
                <text:p text:style-name="P40">◾ NO</text:p>
                <text:p text:style-name="P42">Defaults to NO when unset.</text:p>
              </text:list-header>
            </text:list>
          </table:table-cell>
        </table:table-row>
        <table:table-row>
          <table:table-cell table:style-name="Table28.A7" office:value-type="string">
            <text:p text:style-name="Table_20_Contents">SOGoIMAPAclStyle (optional)</text:p>
          </table:table-cell>
          <table:table-cell table:style-name="Table28.A7" office:value-type="string">
            <text:list xml:id="list317216539" text:style-name="L16">
              <text:list-header>
                <text:p text:style-name="P41">Parameter used to specify which RFC the IMAP server implements with respect to ACLs. Possible values are :</text:p>
                <text:p text:style-name="P41"><text:span text:style-name="Code_20__28_inline_29_">◾ rfc2086</text:span></text:p>
              </text:list-header>
            </text:list>
            <text:p text:style-name="Table_20_Contents"><text:span text:style-name="Code_20__28_inline_29_">◾ rfc4314</text:span></text:p>
            <text:p text:style-name="Table_20_Contents">Defaults to “rfc4314” when unset.</text:p>
          </table:table-cell>
        </table:table-row>
        <table:table-row>
          <table:table-cell table:style-name="Table28.A7" office:value-type="string">
            <text:p text:style-name="Table_20_Contents">SOGoIMAPAclConformsToIMAPExt (optional)</text:p>
          </table:table-cell>
          <table:table-cell table:style-name="Table28.A7" office:value-type="string">
            <text:p text:style-name="Table_20_Contents">Parameter used to specify if the IMAP server implements the Internet Message Access Protocol Extension. Possible values are :</text:p>
            <text:list xml:id="list1025629256" text:style-name="L14">
              <text:list-header>
                <text:p text:style-name="P40">◾ YES</text:p>
                <text:p text:style-name="P40">◾ NO</text:p>
                <text:p text:style-name="P40">Defaults to NO when unset.</text:p>
              </text:list-header>
            </text:list>
          </table:table-cell>
        </table:table-row>
      </table:table>
      <text:p text:style-name="P6"/>
      <text:h text:style-name="Heading_20_2" text:outline-level="2"><text:soft-page-break/>Web Interface Configuration</text:h>
      <text:p text:style-name="Text_20_body">The following additional parameters only affect the Web interface behaviour of SOGo.</text:p>
      <text:p text:style-name="Text_20_body"/>
      <table:table table:name="Table1" table:style-name="Table1">
        <table:table-column table:style-name="Table1.A"/>
        <table:table-column table:style-name="Table1.B"/>
        <table:table-row>
          <table:table-cell table:style-name="Table1.A1" office:value-type="string">
            <text:p text:style-name="Table_20_Contents">SOGoUIxDefaultModule (optional)</text:p>
          </table:table-cell>
          <table:table-cell table:style-name="Table1.A1" office:value-type="string">
            <text:p text:style-name="Table_20_Contents">Parameter used to specify which module to show after logging. Possible values are :</text:p>
            <text:list xml:id="list41407035" text:continue-list="list317216539" text:style-name="L16">
              <text:list-header>
                <text:p text:style-name="P41"><text:span text:style-name="Code_20__28_inline_29_">◾ Calendar</text:span></text:p>
              </text:list-header>
            </text:list>
            <text:p text:style-name="Table_20_Contents"><text:span text:style-name="Code_20__28_inline_29_">◾ Mail</text:span></text:p>
            <text:p text:style-name="Table_20_Contents"><text:span text:style-name="Code_20__28_inline_29_">◾ Contacts</text:span></text:p>
            <text:p text:style-name="Table_20_Contents">When unset, defaults to <text:span text:style-name="Code_20__28_inline_29_">Calendar</text:span>.</text:p>
          </table:table-cell>
        </table:table-row>
        <table:table-row>
          <table:table-cell table:style-name="Table1.A2" office:value-type="string">
            <text:p text:style-name="Table_20_Contents">SOGoFaviconRelativeURL (optional)</text:p>
          </table:table-cell>
          <table:table-cell table:style-name="Table1.A2" office:value-type="string">
            <text:p text:style-name="Table_20_Contents">Parameter used to specify the relative URL of the site favion. When unset, defaults to the file <text:span text:style-name="Code_20__28_inline_29_">sogo.ico</text:span> under the default web resources directory.</text:p>
          </table:table-cell>
        </table:table-row>
        <table:table-row table:style-name="Table1.3">
          <table:table-cell table:style-name="Table1.A3" office:value-type="string">
            <text:p text:style-name="Table_20_Contents">SOGoZipPath (optional)</text:p>
          </table:table-cell>
          <table:table-cell table:style-name="Table1.B3" office:value-type="string">
            <text:p text:style-name="Table_20_Contents">Parameter used to specify the path of the zip binary used to archive messages. Defaults to <text:span text:style-name="Code_20__28_inline_29_">/usr/bin/zip w</text:span>hen unset.</text:p>
          </table:table-cell>
        </table:table-row>
        <table:table-row table:style-name="Table1.3">
          <table:table-cell table:style-name="Table1.A4" office:value-type="string">
            <text:p text:style-name="Table_20_Contents">SOGoSoftQuota (optional)</text:p>
          </table:table-cell>
          <table:table-cell table:style-name="Table1.A1" office:value-type="string">
            <text:p text:style-name="Table_20_Contents">Parameter used to bypass the quota returned by the IMAP server. Acts as a soft quota.</text:p>
          </table:table-cell>
        </table:table-row>
        <table:table-row>
          <table:table-cell table:style-name="Table1.A2" office:value-type="string">
            <text:p text:style-name="Table_20_Contents">SOGoLDAPContactInfoAttribute (optional)</text:p>
          </table:table-cell>
          <table:table-cell table:style-name="Table1.A2" office:value-type="string">
            <text:p text:style-name="Table_20_Contents">Parameter used to specify an attribute that should appear in autocompletion of the web interface.</text:p>
          </table:table-cell>
        </table:table-row>
        <table:table-row>
          <table:table-cell table:style-name="Table1.A2" office:value-type="string">
            <text:p text:style-name="Table_20_Contents">SOGoMailUseOutlookStyleReplies (optional)</text:p>
          </table:table-cell>
          <table:table-cell table:style-name="Table1.A2" office:value-type="string">
            <text:p text:style-name="Table_20_Contents">Parameter used to set if email replies should use Outlook's style. Defaults to NO when unset.</text:p>
          </table:table-cell>
        </table:table-row>
        <table:table-row>
          <table:table-cell table:style-name="Table1.A2" office:value-type="string">
            <text:p text:style-name="Table_20_Contents">SOGoMailListViewColumnsOrder (optional)</text:p>
          </table:table-cell>
          <table:table-cell table:style-name="Table1.A2" office:value-type="string">
            <text:p text:style-name="Table_20_Contents">Parameter used to specify the default order of the columns from the SOGo webmail interface. The parameter is an array, for example :</text:p>
            <text:p text:style-name="Table_20_Contents"/>
            <text:p text:style-name="P5">SOGoMailListViewColumnsOrder = (Invisible, Attachment, Priority, From, Subject, Unread, Date);</text:p>
          </table:table-cell>
        </table:table-row>
      </table:table>
      <text:p text:style-name="Text_20_body"/>
      <text:h text:style-name="Heading_20_2" text:outline-level="2">SOGo Configuration Summary</text:h>
      <text:p text:style-name="Standard">The complete SOGo configuration file, which is located in <text:span text:style-name="Code_20__28_inline_29_">/home/sogo/GNUstep/Defaults/.GNUstepDefaults</text:span> should look like this :</text:p>
      <text:p text:style-name="Code">{</text:p>
      <text:p text:style-name="Code"><text:s text:c="4"/>NSGlobalDomain = {</text:p>
      <text:p text:style-name="Code"><text:s text:c="4"/>};</text:p>
      <text:p text:style-name="Code"><text:s text:c="4"/>"sogod" = {</text:p>
      <text:p text:style-name="Code"><text:tab/>SOGoProfileURL = <text:soft-page-break/>"postgresql://sogo:sogo@localhost:5432/sogo/sogo_user_profile";</text:p>
      <text:p text:style-name="Code"><text:tab/>OCSFolderInfoURL = "postgresql://sogo:sogo@localhost:5432/sogo/sogo_folder_info";</text:p>
      <text:p text:style-name="Code"><text:tab/>SOGoAppointmentSendEMailNotifications = YES;</text:p>
      <text:p text:style-name="Code"><text:tab/>SOGoCalendarDefaultRoles = (</text:p>
      <text:p text:style-name="Code"><text:s text:c="7"/><text:tab/>PublicViewer,</text:p>
      <text:p text:style-name="Code"><text:s text:c="7"/><text:tab/>ConfidentialDAndTViewer</text:p>
      <text:p text:style-name="Code"><text:s text:c="7"/>);</text:p>
      <text:p text:style-name="Code"><text:tab/>SOGoAuthenticationMethod = LDAP;</text:p>
      <text:p text:style-name="Code"><text:tab/>SOGoDefaultLanguage = English;</text:p>
      <text:p text:style-name="Code"><text:tab/>SOGoDefaultMailDomain = acme.com;</text:p>
      <text:p text:style-name="Code"><text:tab/>SOGoDraftsFolderName = Drafts;</text:p>
      <text:p text:style-name="Code"><text:tab/>SOGoFallbackIMAP4Server = localhost;</text:p>
      <text:p text:style-name="Code"><text:tab/>SOGoLDAPSources = (</text:p>
      <text:p text:style-name="Code"><text:tab/> <text:s text:c="3"/>{</text:p>
      <text:p text:style-name="Code"><text:tab/><text:tab/>CNFieldName = cn;</text:p>
      <text:p text:style-name="Code"><text:tab/><text:tab/>IDFieldName = uid;</text:p>
      <text:p text:style-name="Code"><text:tab/><text:tab/>UIDFieldName = uid;</text:p>
      <text:p text:style-name="Code"><text:tab/><text:tab/>baseDN = "ou=users,dc=acme,dc=com";</text:p>
      <text:p text:style-name="Code"><text:tab/><text:tab/>bindDN = "uid=sogo,ou=users,dc=acme,dc=com";</text:p>
      <text:p text:style-name="Code"><text:tab/><text:tab/>bindPassword = qwerty;</text:p>
      <text:p text:style-name="Code"><text:tab/><text:tab/>canAuthenticate = YES;</text:p>
      <text:p text:style-name="Code"><text:tab/><text:tab/>displayName = "Shared Addresses";</text:p>
      <text:p text:style-name="Code"><text:tab/><text:tab/>hostname = localhost;</text:p>
      <text:p text:style-name="Code"><text:tab/><text:tab/>id = shared;</text:p>
      <text:p text:style-name="Code"><text:tab/><text:tab/>isAddressBook = YES;</text:p>
      <text:p text:style-name="Code"><text:tab/><text:tab/>port = 389;</text:p>
      <text:p text:style-name="Code"><text:tab/> <text:s text:c="3"/>}</text:p>
      <text:p text:style-name="Code"><text:tab/>);</text:p>
      <text:p text:style-name="Code"><text:tab/>SOGoMailingMechanism = smtp;</text:p>
      <text:p text:style-name="Code"><text:tab/>SOGoOtherUsersFolderName = "Other Users";</text:p>
      <text:p text:style-name="Code"><text:tab/>SOGoSMTPServer = 127.0.0.1;</text:p>
      <text:p text:style-name="Code"><text:tab/>SOGoSentFolderName = Sent;</text:p>
      <text:p text:style-name="Code"><text:tab/>SOGoServerTimeZone = America/Montreal;</text:p>
      <text:p text:style-name="Code"><text:tab/>SOGoSharedFolderName = "Shared Folders";</text:p>
      <text:p text:style-name="Code"><text:tab/>SOGoSpecialFoldersInRoot = YES;</text:p>
      <text:p text:style-name="Code"><text:tab/>SOGoTrashFolderName = Trash;</text:p>
      <text:p text:style-name="Code"><text:tab/>WOMessageUseUTF8 = YES;</text:p>
      <text:p text:style-name="Code"><text:tab/>WOParsersUseUTF8 = YES;</text:p>
      <text:p text:style-name="Code"><text:tab/>WOUseRelativeURLs = NO;</text:p>
      <text:p text:style-name="Code"><text:s text:c="4"/>};</text:p>
      <text:p text:style-name="Code">}</text:p>
      <text:p text:style-name="P16"/>
      <text:p text:style-name="Standard">You can safely ignore the parameters, if any, contained in the NSGlobalDomain dictionary as those are used for all GNUstep applications. </text:p>
      <text:h text:style-name="Heading_20_2" text:outline-level="2"><text:soft-page-break/>Apache Configuration</text:h>
      <text:p text:style-name="Standard">The SOGo configuration for Apache is located in <text:span text:style-name="T2">/etc/httpd/conf.d/SOGo.conf</text:span>.</text:p>
      <text:p text:style-name="Standard">Upon SOGo installation, a default configuration file is created which is suitable for most configurations. You may consider enabling SSL on top of this current installation to secure access to your SOGo installation.</text:p>
      <text:p text:style-name="Standard">See <text:a xlink:type="simple" xlink:href="http://httpd.apache.org/docs/2.2/ssl/">http://httpd.apache.org/docs/2.2/ssl/</text:a> for details.</text:p>
      <text:p text:style-name="Standard">You might also have to adjust the configuration if you have SELinux enabled.</text:p>
      <text:p text:style-name="Standard">The default configuration will use <text:span text:style-name="T2">mod_proxy</text:span> and <text:span text:style-name="T2">mod_proxy_balancer</text:span> to distribute requests among the three <text:span text:style-name="T2">sogod</text:span> processes. This is suitable for small to medium deployments. For large-scale deployments, Nginx is recommended.</text:p>
      <text:p text:style-name="Standard">See <text:a xlink:type="simple" xlink:href="http://wiki.codemongers.com/Main">http://wiki.codemongers.com/Main</text:a> for details on Nginx.</text:p>
      <text:h text:style-name="Heading_20_2" text:outline-level="2">Starting Services</text:h>
      <text:p text:style-name="Standard">Once SOGo if fully installed and configured, start the services using the following command :</text:p>
      <text:p text:style-name="Code">service sogod start</text:p>
      <text:p text:style-name="P16"/>
      <text:p text:style-name="Standard">You may verify using the <text:span text:style-name="T2">chkconfig</text:span> command that the SOGo service is automatically started at boot time. Finally, restart the Apache service as modules and configuration files were added :</text:p>
      <text:p text:style-name="Code">service httpd restart</text:p>
      <text:h text:style-name="Heading_20_1" text:outline-level="1">Managing User Accounts</text:h>
      <text:h text:style-name="Heading_20_2" text:outline-level="2">Creating the SOGo Administrative Account</text:h>
      <text:p text:style-name="Standard">First, create the SOGo administrative account in your LDAP server. The following LDIF file (<text:span text:style-name="Code_20__28_inline_29_">sogo.ldif</text:span>) can be used as an example :</text:p>
      <text:p text:style-name="Code">dn: uid=sogo,ou=users,dc=acme,dc=com</text:p>
      <text:p text:style-name="Code">objectClass: top</text:p>
      <text:p text:style-name="Code">objectClass: inetOrgPerson</text:p>
      <text:p text:style-name="Code">objectClass: person</text:p>
      <text:p text:style-name="Code">objectClass: organizationalPerson</text:p>
      <text:p text:style-name="Code">uid: sogo</text:p>
      <text:p text:style-name="Code">cn: SOGo Administrator </text:p>
      <text:p text:style-name="Code">mail: sogo@acme.com</text:p>
      <text:p text:style-name="Code">sn: Administrator</text:p>
      <text:p text:style-name="Code">givenName: SOGo</text:p>
      <text:p text:style-name="P16"/>
      <text:p text:style-name="Standard">Load the LDIF file inside your LDAP server using the following command :</text:p>
      <text:p text:style-name="Code">slapadd -l sogo.ldif -x -w qwerty -D cn=Manager,dc=acme,dc=com</text:p>
      <text:p text:style-name="Code"/>
      <text:p text:style-name="Standard">Finally, set the password <text:span text:style-name="T1">(to the value “qwerty”) </text:span>of the SOGo administrative account using the following command :</text:p>
      <text:p text:style-name="Code">ldappasswd -h localhost -x -w qwerty -D cn=Manager,dc=acme,dc=com uid=sogo,ou=users,dc=acme,dc=com -s qwerty</text:p>
      <text:p text:style-name="P6"/>
      <text:h text:style-name="Heading_20_2" text:outline-level="2">Creating a User Account</text:h>
      <text:p text:style-name="Standard">SOGo uses LDAP directories to authenticate users. Use the following LDIF file (<text:span text:style-name="Code_20__28_inline_29_">jdoe.ldif</text:span>) as an example to create a SOGo user account :</text:p>
      <text:p text:style-name="Code">dn: uid=jdoe,ou=users,dc=acme,dc=com</text:p>
      <text:p text:style-name="Code">objectClass: top</text:p>
      <text:p text:style-name="Code">objectClass: inetOrgPerson</text:p>
      <text:p text:style-name="Code">objectClass: person</text:p>
      <text:p text:style-name="Code"><text:soft-page-break/>objectClass: organizationalPerson</text:p>
      <text:p text:style-name="Code">uid: jdoe</text:p>
      <text:p text:style-name="Code">cn: John Doe</text:p>
      <text:p text:style-name="Code">mail: jdoe@acme.com</text:p>
      <text:p text:style-name="Code">sn: Doe</text:p>
      <text:p text:style-name="Code">givenName: John</text:p>
      <text:p text:style-name="P16"/>
      <text:p text:style-name="Standard">Load the LDIF file inside your LDAP server using the following command :</text:p>
      <text:p text:style-name="Code">slapadd -l jdoe.ldif -x -w qwerty -D cn=Manager,dc=acme,dc=com</text:p>
      <text:p text:style-name="P16"/>
      <text:p text:style-name="Standard">Finally, set the password (to the value “qwerty”) of the SOGo administrative account using the following command :</text:p>
      <text:p text:style-name="Code">ldappasswd -h localhost -x -w qwerty -D cn=Manager,dc=acme,dc=com uid=jdoe,ou=users,dc=acme,dc=com -s qwerty</text:p>
      <text:p text:style-name="P16"/>
      <text:p text:style-name="Standard">As an alternative to using command-line tools, you can also use LDAP editors such as <text:span text:style-name="Keyword">Luma</text:span> or <text:span text:style-name="Keyword">Apache Directory Studio</text:span> to make your work easier. These GUI utilities can make use of templates to create and pre-configure typical user accounts or any standardized LDAP record, along with the correct object classes, fields and default values.</text:p>
      <text:h text:style-name="P44" text:outline-level="1">Funambol</text:h>
      <text:p text:style-name="Standard">The Funambol middleware allows you to synchronize mobile devices with SOGo through the use of the Funambol SOGo Connector. The connector allows any SyncML enabled devices to fully synchronize contacts, events and tasks with SOGo.</text:p>
      <text:p text:style-name="Standard"><text:span text:style-name="T1">First of all, install and configure Funambol v6.5. We suppose Funambol was installed in </text:span><text:span text:style-name="Code_20__28_inline_29_"><text:span text:style-name="T1">/opt/Funambol</text:span></text:span><text:span text:style-name="T1">.</text:span></text:p>
      <text:p text:style-name="Standard">If running after installation, stop the Funambol server using :</text:p>
      <text:p text:style-name="Code">/opt/Funambol/tools/bin/funambol.sh stop</text:p>
      <text:p text:style-name="P20"/>
      <text:p text:style-name="Standard">Download your preferred JDBC driver and move it to :</text:p>
      <text:p text:style-name="Code">/opt/Funambol/tools/tomcat/common/lib/</text:p>
      <text:p text:style-name="P20"/>
      <text:p text:style-name="Standard">The Funambol SOGo Connector currently supports only Oracle and PostgreSQL. You can download the jar file for PostgreSQL from <text:a xlink:type="simple" xlink:href="http://jdbc.postgresql.org/">http://jdbc.postgresql.org/</text:a>. For Oracle, please refer to the following site <text:a xlink:type="simple" xlink:href="http://www.oracle.com/technology/software/tech/java/sqlj_jdbc/htdocs/jdbc_10201.html">http://www.oracle.com/technology/software/tech/java/sqlj_jdbc/htdocs/jdbc_10201.html</text:a> and download the ojdbc14.jar file.</text:p>
      <text:p text:style-name="Standard">The Funambol SOGo Connector also requires Apache commons collections (v3.2), configuration (v1.4) and lang (v2.3). Download them and move them to :</text:p>
      <text:p text:style-name="Code">/opt/Funambol/tools/tomcat/common/lib/</text:p>
      <text:p text:style-name="P20"/>
      <text:p text:style-name="Standard">Then, download the funambol-sogo-1.0.5.s4j file from <text:a xlink:type="simple" xlink:href="http://www.inverse.ca/contributions/funambol.html">http://www.inverse.ca/contributions/funambol.html</text:a> and move it to :</text:p>
      <text:p text:style-name="Code">/opt/Funambol/ds-server/modules</text:p>
      <text:p text:style-name="P20"/>
      <text:p text:style-name="Standard">Then, open the <text:span text:style-name="Code_20__28_inline_29_">/opt/Funambol/ds-server/install.properties</text:span> file and add "<text:span text:style-name="Code_20__28_inline_29_">funambol-sogo-1.0.5</text:span>" at the end of the "<text:span text:style-name="Code_20__28_inline_29_">modules-to-install</text:span>" line.</text:p>
      <text:p text:style-name="Standard">Start the Funambol server using :</text:p>
      <text:p text:style-name="Code">/opt/Funambol/tools/bin/funambol.sh start</text:p>
      <text:p text:style-name="P20"/>
      <text:p text:style-name="Standard">Next, install the Funambol SOGo Connector within Funambol server by issuing the following commands :</text:p>
      <text:p text:style-name="Code"><text:soft-page-break/>cd /opt/Funambol/ds-server</text:p>
      <text:p text:style-name="Code">./bin/install-modules.sh tomcat50</text:p>
      <text:p text:style-name="P20"/>
      <text:p text:style-name="Standard">Answer 'yes' to all questions.</text:p>
      <text:p text:style-name="Standard">Then, configure the data sources for SOGo. To do so, start the Funambol Administration Tool using the following command :</text:p>
      <text:p text:style-name="Code">/opt/Funambol/admin/bin/funamboladmin</text:p>
      <text:p text:style-name="P20"/>
      <text:p text:style-name="Standard">Log in.</text:p>
      <text:p text:style-name="Standard">Go in Modules &gt; sogo &gt; FunambolSOGoConnector &gt; SOGo SyncSource and add a source for each data type you would like to synchronize. For example, to synchronize an address book, you would specify:</text:p>
      <text:p text:style-name="Code">Source URI: <text:s text:c="12"/>sogo-card</text:p>
      <text:p text:style-name="Code">Name: <text:s text:c="18"/>sogo-card</text:p>
      <text:p text:style-name="Code">Supported type: <text:s text:c="8"/>text/x-vcard</text:p>
      <text:p text:style-name="Code">Database URL: <text:s text:c="10"/>jdbc:postgresql://localhost/sogo</text:p>
      <text:p text:style-name="Code">Database username: <text:s text:c="5"/>sogo</text:p>
      <text:p text:style-name="Code">Database password: <text:s text:c="5"/>qwerty</text:p>
      <text:p text:style-name="P20"/>
      <text:p text:style-name="Standard">You can then do the same (and specify the same database connection information) for events and tasks using <text:span text:style-name="Code_20__28_inline_29_">sogo-cal</text:span> and <text:span text:style-name="Code_20__28_inline_29_">sogo-todo</text:span> as sync source names and URI.</text:p>
      <text:p text:style-name="Standard">If you want to auto-create Funambol user accounts for every users that can authenticate to SOGo, you can use the SOGoOfficer to do so. From the Funambol Administration Tool, in "Server Settings", set the Officer to the following value :</text:p>
      <text:p text:style-name="Code">ca/inverse/sogo/security/SOGoOfficer.xml</text:p>
      <text:p text:style-name="P20"/>
      <text:p text:style-name="Standard">and save the preferences. Then, modify the following file :</text:p>
      <text:p text:style-name="Code">/opt/Funambol/ds-server/config/ca/inverse/sogo/security/SOGoOfficer.xml</text:p>
      <text:p text:style-name="P20"/>
      <text:p text:style-name="Standard">change the host property to the host name value of your SOGo server. Change the port property to the port value of your <text:span text:style-name="Code_20__28_inline_29_">sogod</text:span> daemon. No server restart is required. In our example, the file would look like :</text:p>
      <text:p text:style-name="Code">&lt;?xml version="1.0" encoding="UTF-8"?&gt;</text:p>
      <text:p text:style-name="Code">&lt;java version="1.4.0" class="java.beans.XMLDecoder"&gt;</text:p>
      <text:p text:style-name="Code"><text:s text:c="4"/>&lt;object class="ca.inverse.sogo.security.SOGoOfficer"&gt;</text:p>
      <text:p text:style-name="Code"><text:s text:c="8"/>&lt;void property="host"&gt;</text:p>
      <text:p text:style-name="Code"><text:s text:c="12"/>&lt;string&gt;localhost&lt;/string&gt;</text:p>
      <text:p text:style-name="Code"><text:s text:c="8"/>&lt;/void&gt;</text:p>
      <text:p text:style-name="Code"><text:s text:c="8"/>&lt;void property="port"&gt;</text:p>
      <text:p text:style-name="Code"><text:s text:c="12"/>&lt;string&gt;20000&lt;/string&gt;</text:p>
      <text:p text:style-name="Code"><text:s text:c="8"/>&lt;/void&gt;</text:p>
      <text:p text:style-name="Code"><text:s text:c="4"/>&lt;/object&gt;</text:p>
      <text:p text:style-name="Code">&lt;/java&gt;</text:p>
      <text:h text:style-name="Heading_20_1" text:outline-level="1">Using SOGo</text:h>
      <text:h text:style-name="Heading_20_2" text:outline-level="2">SOGo Web Interface</text:h>
      <text:p text:style-name="Standard">To acces the SOGo Web Interface, point your Web browser, which is running from the same server where SOGo was installed, to the following URL : <text:a xlink:type="simple" xlink:href="http://localhost/SOGo">http://localhost/SOGo</text:a></text:p>
      <text:p text:style-name="Standard">Log in using the “jdoe” user and the “qwerty” password. The underlying database tables will automatically be created by SOGo.</text:p>
      <text:h text:style-name="Heading_20_2" text:outline-level="2">Mozilla Thunderbird and Lightning</text:h>
      <text:p text:style-name="P9">Alternatively, you can access SOGo with a GroupDAV and a CalDAV client. A typical well-integrated setup is to use Mozilla Thunderbird and Mozilla Lightning along with Inverse's <text:span text:style-name="Keyword">SOGo Connector</text:span> plug in to synchronize your address books and the Inverse's <text:span text:style-name="Keyword">SOGo Integrator</text:span> plug in to provide a complete integration of the features of SOGo into Thunderbird and Lightning. Refer to the documentation of Thunderbird to configure an initial IMAP account pointing to your SOGo server and using the user name and password mentioned above.</text:p>
      <text:p text:style-name="Standard">With the SOGo integrator plug in, your calendars and address books will be automatically discovered when you login in Thunderbird. This plug in can also propagate specific extensions and default user settings among your site. However, be aware that in order to use the SOGo Integrator plug in, you will need to repackage it with specific modifications. Please refer to the documentation published online:</text:p>
      <text:p text:style-name="Standard"><text:a xlink:type="simple" xlink:href="http://www.scalableogo.org/downloads/documentation.html">http://www.scalableogo.org/downloads/documentation.html</text:a>.</text:p>
      <text:p text:style-name="P9">If you only use the SOGo Connector plug in, you can still easily access your data.</text:p>
      <text:p text:style-name="P9"><text:span text:style-name="Keyword">To access your personal address book:</text:span></text:p>
      <text:p text:style-name="List">❏<text:tab/>Choose Go &gt; Address Book.</text:p>
      <text:p text:style-name="List">❏<text:tab/>Choose File &gt; New &gt; Remote Address Book.</text:p>
      <text:p text:style-name="List">❏<text:tab/>Enter a significant name for your calendar in the Name field.</text:p>
      <text:p text:style-name="List">❏<text:tab/>Type the following URL in the URL field:<text:line-break/><text:a xlink:type="simple" xlink:href="http://localhost/SOGo/dav/jdoe/Contacts/personal/">http://localhost/SOGo/dav/jdoe/Contacts/personal/</text:a></text:p>
      <text:p text:style-name="P21"><text:soft-page-break/>❏<text:tab/>Click on OK.<text:line-break/></text:p>
      <text:p text:style-name="Standard"><text:span text:style-name="Keyword">To access your personal calendar:</text:span></text:p>
      <text:p text:style-name="List">❏<text:tab/>Choose Go &gt; Calendar.</text:p>
      <text:p text:style-name="List">❏<text:tab/>Choose Calendar &gt; New Calendar.</text:p>
      <text:p text:style-name="List">❏<text:tab/>Select On the Network and click on Continue.</text:p>
      <text:p text:style-name="List">❏<text:tab/>Select CalDAV.</text:p>
      <text:p text:style-name="List">❏<text:tab/>Type the following URL in the URL field:<text:line-break/><text:a xlink:type="simple" xlink:href="http://localhost/SOGo/dav/jdoe/Calendar/personal/">http://localhost/SOGo/dav/jdoe/Calendar/personal/</text:a></text:p>
      <text:p text:style-name="List">❏<text:tab/>Click on Continue.</text:p>
      <text:p text:style-name="Standard"/>
      <text:h text:style-name="Heading_20_2" text:outline-level="2">Funambol / Mobile Devices</text:h>
      <text:p text:style-name="Standard">You can synchronize contacts, events and tasks from SOGo with any mobile devices that support SyncML.</text:p>
      <text:p text:style-name="Standard">Your Funambol server needs to be accessible from outside of your internal network as synchronization happens over the air (“OTA”).</text:p>
      <text:p text:style-name="Standard">Once you've made your server visible from the Internet, please specify the following URL in your SyncML client:</text:p>
      <text:p text:style-name="Code">http://&lt;external IP address&gt;:8080/funambol/ds</text:p>
      <text:p text:style-name="Standard"/>
      <text:p text:style-name="Standard">Then, specify the following data sources:</text:p>
      <text:p text:style-name="List">❏<text:tab/>For contacts:<text:tab/><text:span text:style-name="Code_20__28_inline_29_">sogo-card</text:span></text:p>
      <text:p text:style-name="List">❏<text:tab/>For events: <text:tab/><text:span text:style-name="Code_20__28_inline_29_">sogo-cal</text:span></text:p>
      <text:p text:style-name="List">❏<text:tab/>For tasks: <text:tab/><text:span text:style-name="Code_20__28_inline_29_">sogo-todo</text:span></text:p>
      <text:p text:style-name="Standard"/>
      <text:p text:style-name="Standard">The user name / password is the same as the one you can use to log in SOGo.</text:p>
      <text:h text:style-name="Heading_20_2" text:outline-level="2">Apple iCal 3</text:h>
      <text:p text:style-name="Standard">Apple iCal 3 can also be used as a client application for SOGo.</text:p>
      <text:p text:style-name="Standard">To configure it so it works with SOGo, create a new account and specify, as the Account URL, <text:soft-page-break/>an URL such as :</text:p>
      <text:p text:style-name="Standard"><text:a xlink:type="simple" xlink:href="http://localhost/SOGo/dav/jdoe/">http://localhost/SOGo/dav/jdoe/</text:a></text:p>
      <text:p text:style-name="Standard">Note that the trailing slash is important for Apple iCal 3.</text:p>
      <text:h text:style-name="P44" text:outline-level="1">Additional Information</text:h>
      <text:p text:style-name="Standard">For more information, please consult the mailing archives or post your questions to it. For details, see :</text:p>
      <text:p text:style-name="Standard"><text:a xlink:type="simple" xlink:href="http://mail.opengroupware.org/mailman/listinfo/sogo">http://mail.opengroupware.org/mailman/listinfo/sogo</text:a></text:p>
      <text:h text:style-name="Heading_20_1" text:outline-level="1">Commercial Support and Contact Information</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text:p text:style-name="P6"/>
      <text:h text:style-name="Heading_20_1" text:outline-level="1">GNU Free Documentation License</text:h>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StarSymbol" svg:font-family="StarSymbol"/>
    <style:font-face style:name="Tahoma4" svg:font-family="Tahoma"/>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class="text" style:master-page-name="" style:default-outline-level="1">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left="3cm" fo:margin-right="0cm" fo:margin-top="0.42cm" fo:margin-bottom="0.81cm" fo:text-indent="0cm" style:auto-text-indent="false" fo:background-color="transparent" fo:padding-left="0cm" fo:padding-right="0cm" fo:padding-top="0cm" fo:padding-bottom="0.199cm" fo:border-left="none" fo:border-right="none" fo:border-top="none" fo:border-bottom="0.018cm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cm" fo:margin-right="0cm" fo:margin-top="0.4cm" fo:margin-bottom="0.199cm" fo:text-indent="0cm" style:auto-text-indent="false" fo:background-color="transparent">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left="2.999cm" fo:margin-right="0cm" fo:text-indent="0cm" style:auto-text-indent="false" style:shadow="none"/>
      <style:text-properties style:font-name="Monaco" fo:font-size="9pt" style:font-size-asian="11pt" style:font-size-complex="11pt"/>
    </style:style>
    <style:style style:name="Heading_20_TOC" style:display-name="Heading TOC" style:family="paragraph" style:parent-style-name="Heading_20_1"/>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1</text:chapter></text:p>
      </style:header>
      <style:footer>
        <text:p text:style-name="MP1">© 2008-2009 Inverse inc.<text:tab/><text:chapter text:display="name" text:outline-level="1">Introduction</text:chapter><text:tab/><text:page-number text:select-page="current">4</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meta:creation-date>2008-10-24T09:42:32</meta:creation-date>
    <meta:editing-cycles>42</meta:editing-cycles>
    <meta:editing-duration>PT07H29M21S</meta:editing-duration>
    <dc:date>2009-04-24T12:14:24</dc:date>
    <meta:document-statistic meta:table-count="8" meta:image-count="3" meta:object-count="0" meta:page-count="32" meta:paragraph-count="551" meta:word-count="4923" meta:character-count="33174"/>
    <meta:user-defined meta:name="Info 1"/>
    <meta:user-defined meta:name="Info 2"/>
    <meta:user-defined meta:name="Info 3"/>
    <meta:user-defined meta:name="Info 4"/>
  </office:meta>
</office:document-meta>
</file>